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automatic-styles>
    <style:style style:name="Table1" style:family="table">
      <style:table-properties style:width="6.925in" table:align="left"/>
    </style:style>
    <style:style style:name="Table1.A" style:family="table-column">
      <style:table-column-properties style:column-width="0.3833in"/>
    </style:style>
    <style:style style:name="Table1.B" style:family="table-column">
      <style:table-column-properties style:column-width="1.3056in"/>
    </style:style>
    <style:style style:name="Table1.C" style:family="table-column">
      <style:table-column-properties style:column-width="2.9472in"/>
    </style:style>
    <style:style style:name="Table1.D" style:family="table-column">
      <style:table-column-properties style:column-width="2.2889in"/>
    </style:style>
    <style:style style:name="Table1.A1" style:family="table-cell">
      <style:table-cell-properties style:vertical-align="middle" fo:padding="0in" fo:border="none"/>
    </style:style>
    <style:style style:name="Table1.58" style:family="table-row">
      <style:table-row-properties style:min-row-height="1.2368in"/>
    </style:style>
    <style:style style:name="Table1.70" style:family="table-row">
      <style:table-row-properties style:min-row-height="0.3167in"/>
    </style:style>
    <style:style style:name="Table1.74" style:family="table-row">
      <style:table-row-properties style:min-row-height="0.8778in"/>
    </style:style>
    <style:style style:name="P1" style:family="paragraph" style:parent-style-name="Table_20_Contents">
      <style:paragraph-properties fo:margin-left="0in" fo:margin-right="0in" fo:margin-top="0in" fo:margin-bottom="0in" style:contextual-spacing="false" fo:text-indent="0in" style:auto-text-indent="false" fo:padding="0in" fo:border="non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4" style:family="paragraph" style:parent-style-name="Preformatted_20_Text">
      <loext:graphic-properties draw:fill="solid" draw:fill-color="#eeeeee" draw:opacity="100%"/>
      <style:paragraph-properties fo:margin-top="0in" fo:margin-bottom="0.1965in" style:contextual-spacing="false" fo:line-height="150%" fo:text-align="start" style:justify-single-word="false" fo:orphans="2" fo:widows="2" fo:background-color="#eeeeee" fo:padding-left="0.1563in" fo:padding-right="0in" fo:padding-top="0.1563in" fo:padding-bottom="0.1563in" fo:border-left="0.06pt solid #cccccc" fo:border-right="none" fo:border-top="0.06pt solid #cccccc" fo:border-bottom="0.06pt solid #cccccc"/>
    </style:style>
    <style:style style:name="P5" style:family="paragraph" style:parent-style-name="Preformatted_20_Text">
      <loext:graphic-properties draw:fill="solid" draw:fill-color="#eeeeee" draw:opacity="100%"/>
      <style:paragraph-properties fo:line-height="150%" fo:text-align="start" style:justify-single-word="false" fo:orphans="2" fo:widows="2" fo:background-color="#eeeeee" fo:padding-left="0.1563in" fo:padding-right="0in" fo:padding-top="0.1563in" fo:padding-bottom="0.1563in" fo:border-left="0.06pt solid #cccccc" fo:border-right="none" fo:border-top="0.06pt solid #cccccc" fo:border-bottom="0.06pt solid #cccccc"/>
    </style:style>
    <style:style style:name="P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font-size-asian="8pt" style:font-size-complex="8pt" loext:padding="0in" loext: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fo:font-size="8pt" style:font-size-asian="8pt" style:font-size-complex="8pt" loext:padding="0in" loext:border="none"/>
    </style:style>
    <style:style style:name="P8"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17705d" style:font-size-asian="8pt" style:font-size-complex="8pt" loext:padding="0in" loext:border="none"/>
    </style:style>
    <style:style style:name="P9"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1fba9e" style:font-size-asian="8pt" style:font-size-complex="8pt" loext:padding="0in" loext:border="none"/>
    </style:style>
    <style:style style:name="P10"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382ad5" style:font-size-asian="8pt" style:font-size-complex="8pt" loext:padding="0in" loext:border="none"/>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fo:font-size="8pt" officeooo:paragraph-rsid="001b9347" style:font-size-asian="8pt" style:font-size-complex="8pt" loext:padding="0in" loext:border="none"/>
    </style:style>
    <style:style style:name="P12"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font-size-asian="8pt" style:font-size-complex="8pt"/>
    </style:style>
    <style:style style:name="P13"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10cf6a" style:font-size-asian="8pt" style:font-size-complex="8pt"/>
    </style:style>
    <style:style style:name="P14"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152f5a" officeooo:paragraph-rsid="00152f5a" style:font-size-asian="8pt" style:font-size-complex="8pt" loext:padding="0in" loext:border="none"/>
    </style:style>
    <style:style style:name="P15"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156b05" officeooo:paragraph-rsid="00156b05" style:font-size-asian="8pt" style:font-size-complex="8pt" loext:padding="0in" loext:border="none"/>
    </style:style>
    <style:style style:name="P1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17705d" officeooo:paragraph-rsid="0017705d" style:font-size-asian="8pt" style:font-size-complex="8pt" loext:padding="0in" loext:border="none"/>
    </style:style>
    <style:style style:name="P17"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2812f3" officeooo:paragraph-rsid="002812f3" style:font-size-asian="8pt" style:font-size-complex="8pt" loext:padding="0in" loext:border="none"/>
    </style:style>
    <style:style style:name="P18"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2febca" officeooo:paragraph-rsid="002febca" style:font-size-asian="8pt" style:font-size-complex="8pt" loext:padding="0in" loext:border="none"/>
    </style:style>
    <style:style style:name="P19"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11f0f" officeooo:paragraph-rsid="00311f0f" style:font-size-asian="8pt" style:font-size-complex="8pt" loext:padding="0in" loext:border="none"/>
    </style:style>
    <style:style style:name="P20" style:family="paragraph" style:parent-style-name="Text_20_body">
      <style:paragraph-properties fo:padding="0.0193in" fo:border="0.06pt solid #d9d9e3"/>
      <style:text-properties fo:font-size="8pt" style:font-size-asian="8pt" style:font-size-complex="8pt"/>
    </style:style>
    <style:style style:name="P21"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style>
    <style:style style:name="P22"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fo:font-weight="normal" style:font-size-asian="8pt" style:font-weight-asian="normal" style:font-size-complex="8pt" style:font-weight-complex="normal" loext:padding="0in" loext:border="none"/>
    </style:style>
    <style:style style:name="P23" style:family="paragraph" style:parent-style-name="Table_20_Contents">
      <style:paragraph-properties fo:margin-left="0in" fo:margin-right="0in" fo:margin-top="0in" fo:margin-bottom="0in" style:contextual-spacing="false" fo:text-indent="0in" style:auto-text-indent="false" fo:padding="0in" fo:border="none"/>
      <style:text-properties fo:color="#000000" loext:opacity="100%" style:font-name="Liberation Serif" fo:font-size="8pt" style:font-size-asian="8pt" style:font-size-complex="8pt" loext:padding="0in" loext:border="none"/>
    </style:style>
    <style:style style:name="P24"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style:font-size-asian="7pt" style:font-size-complex="7pt"/>
    </style:style>
    <style:style style:name="P25"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style:font-size-asian="7pt" style:font-size-complex="7pt" loext:padding="0in" loext:border="none"/>
    </style:style>
    <style:style style:name="P26"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officeooo:rsid="003289fb" officeooo:paragraph-rsid="003289fb" style:font-size-asian="7pt" style:font-size-complex="7pt"/>
    </style:style>
    <style:style style:name="P27"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officeooo:rsid="00360c4e" officeooo:paragraph-rsid="00360c4e" style:font-size-asian="7pt" style:font-size-complex="7pt" loext:padding="0in" loext:border="none"/>
    </style:style>
    <style:style style:name="P28"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officeooo:rsid="0036b31c" officeooo:paragraph-rsid="0036b31c" style:font-size-asian="7pt" style:font-size-complex="7pt" loext:padding="0in" loext:border="none"/>
    </style:style>
    <style:style style:name="P29" style:family="paragraph" style:parent-style-name="Text_20_body">
      <style:paragraph-properties fo:margin-left="0in" fo:margin-right="0in" fo:margin-top="0in" fo:margin-bottom="0in" style:contextual-spacing="false" fo:text-indent="0in" style:auto-text-indent="false" fo:padding="0in" fo:border="none"/>
      <style:text-properties fo:font-size="7pt" officeooo:rsid="0036b31c" officeooo:paragraph-rsid="0036b31c" style:font-size-asian="7pt" style:font-size-complex="7pt" loext:padding="0in" loext:border="none"/>
    </style:style>
    <style:style style:name="P30" style:family="paragraph" style:parent-style-name="Text_20_body">
      <style:paragraph-properties fo:padding="0.0193in" fo:border="0.06pt solid #d9d9e3"/>
      <style:text-properties fo:font-size="7pt" style:font-size-asian="7pt" style:font-size-complex="7pt"/>
    </style:style>
    <style:style style:name="P31" style:family="paragraph" style:parent-style-name="Table_20_Contents">
      <style:paragraph-properties fo:margin-left="0in" fo:margin-right="0in" fo:margin-top="0in" fo:margin-bottom="0in" style:contextual-spacing="false" fo:text-indent="0in" style:auto-text-indent="false" fo:padding="0in" fo:border="none"/>
      <style:text-properties style:font-name="Liberation Serif" fo:font-size="8pt" fo:font-weight="bold" style:font-size-asian="8pt" style:font-weight-asian="bold" style:font-size-complex="8pt" style:font-weight-complex="bold" loext:padding="0in" loext:border="none"/>
    </style:style>
    <style:style style:name="P32" style:family="paragraph" style:parent-style-name="Table_20_Contents">
      <style:paragraph-properties fo:margin-left="0in" fo:margin-right="0in" fo:margin-top="0in" fo:margin-bottom="0in" style:contextual-spacing="false" fo:text-indent="0in" style:auto-text-indent="false" fo:padding="0in" fo:border="none"/>
      <style:text-properties officeooo:paragraph-rsid="003289fb"/>
    </style:style>
    <style:style style:name="P33" style:family="paragraph" style:parent-style-name="Text_20_body">
      <style:paragraph-properties fo:padding="0.0193in" fo:border="0.06pt solid #d9d9e3"/>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officeooo:rsid="003289fb" officeooo:paragraph-rsid="003289fb"/>
    </style:style>
    <style:style style:name="P35" style:family="paragraph" style:parent-style-name="Table_20_Contents">
      <style:paragraph-properties fo:margin-left="0in" fo:margin-right="0in" fo:margin-top="0in" fo:margin-bottom="0in" style:contextual-spacing="false" fo:text-indent="0in" style:auto-text-indent="false" fo:padding="0in" fo:border="none"/>
      <style:text-properties fo:font-variant="normal" fo:text-transform="none" fo:color="#374151" loext:opacity="100%" style:font-name="S hne" fo:font-size="7pt" fo:letter-spacing="normal" fo:font-style="normal" fo:font-weight="normal" style:font-size-asian="7pt" style:font-size-complex="7pt"/>
    </style:style>
    <style:style style:name="P3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3e77c1" style:font-size-asian="8pt" style:font-size-complex="8pt"/>
    </style:style>
    <style:style style:name="P37"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font-size-asian="8pt" style:font-size-complex="8pt" loext:padding="0in" loext:border="none"/>
    </style:style>
    <style:style style:name="P38"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44b80a" style:font-size-asian="8pt" style:font-size-complex="8pt" loext:padding="0in" loext:border="none"/>
    </style:style>
    <style:style style:name="P39"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e77c1" officeooo:paragraph-rsid="003e77c1" style:font-size-asian="8pt" style:font-size-complex="8pt"/>
    </style:style>
    <style:style style:name="P40"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e77c1" officeooo:paragraph-rsid="00415fa0" style:font-size-asian="8pt" style:font-size-complex="8pt"/>
    </style:style>
    <style:style style:name="P41"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449a40" style:font-size-asian="8pt" style:font-size-complex="8pt"/>
    </style:style>
    <style:style style:name="P42" style:family="paragraph" style:parent-style-name="Text_20_body" style:list-style-name="L1">
      <style:paragraph-properties fo:padding="0.0193in" fo:border="0.06pt solid #d9d9e3"/>
      <style:text-properties fo:font-size="8pt" style:font-size-asian="8pt" style:font-size-complex="8pt"/>
    </style:style>
    <style:style style:name="P43" style:family="paragraph" style:parent-style-name="Text_20_body" style:list-style-name="L3">
      <style:paragraph-properties fo:padding="0.0193in" fo:border="0.06pt solid #d9d9e3"/>
      <style:text-properties fo:font-size="8pt" style:font-size-asian="8pt" style:font-size-complex="8pt"/>
    </style:style>
    <style:style style:name="P44"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fo:font-size="8pt" officeooo:paragraph-rsid="001b9347" style:font-size-asian="8pt" style:font-size-complex="8pt" loext:padding="0in" loext:border="none"/>
    </style:style>
    <style:style style:name="P45" style:family="paragraph" style:parent-style-name="Text_20_body" style:list-style-name="L4">
      <style:paragraph-properties fo:padding="0.0193in" fo:border="0.06pt solid #d9d9e3"/>
      <style:text-properties fo:font-size="8pt" style:font-size-asian="8pt" style:font-size-complex="8pt"/>
    </style:style>
    <style:style style:name="P46" style:family="paragraph" style:parent-style-name="Text_20_body" style:list-style-name="L5">
      <style:paragraph-properties fo:padding="0.0193in" fo:border="0.06pt solid #d9d9e3"/>
      <style:text-properties fo:font-size="8pt" style:font-size-asian="8pt" style:font-size-complex="8pt"/>
    </style:style>
    <style:style style:name="P47" style:family="paragraph" style:parent-style-name="Text_20_body" style:list-style-name="L2">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202124" loext:opacity="100%" style:font-name="arial" fo:font-size="8pt" fo:letter-spacing="normal" fo:font-style="normal" fo:font-weight="normal" style:font-size-asian="8pt" style:font-size-complex="8pt"/>
    </style:style>
    <style:style style:name="P48" style:family="paragraph" style:parent-style-name="Text_20_body" style:list-style-name="L6">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202124" loext:opacity="100%" style:font-name="arial" fo:font-size="7pt" fo:letter-spacing="normal" fo:font-style="normal" fo:font-weight="normal" style:font-size-asian="7pt" style:font-size-complex="7pt"/>
    </style:style>
    <style:style style:name="P49" style:family="paragraph" style:parent-style-name="Text_20_body" style:list-style-name="L7">
      <style:paragraph-properties fo:margin-top="0in" fo:margin-bottom="0in" style:contextual-spacing="false" fo:padding="0.0193in" fo:border="0.06pt solid #d9d9e3"/>
      <style:text-properties fo:font-size="7pt" style:font-size-asian="7pt" style:font-size-complex="7pt"/>
    </style:style>
    <style:style style:name="P50" style:family="paragraph" style:parent-style-name="Text_20_body" style:list-style-name="L7">
      <style:paragraph-properties fo:padding="0.0193in" fo:border="0.06pt solid #d9d9e3"/>
      <style:text-properties fo:font-size="7pt" style:font-size-asian="7pt" style:font-size-complex="7pt"/>
    </style:style>
    <style:style style:name="P51" style:family="paragraph" style:parent-style-name="Text_20_body" style:list-style-name="L8">
      <style:paragraph-properties fo:margin-top="0in" fo:margin-bottom="0in" style:contextual-spacing="false" fo:padding="0.0193in" fo:border="0.06pt solid #d9d9e3"/>
      <style:text-properties fo:font-size="7pt" style:font-size-asian="7pt" style:font-size-complex="7pt"/>
    </style:style>
    <style:style style:name="P52" style:family="paragraph" style:parent-style-name="Text_20_body" style:list-style-name="L8">
      <style:paragraph-properties fo:padding="0.0193in" fo:border="0.06pt solid #d9d9e3"/>
      <style:text-properties fo:font-size="7pt" style:font-size-asian="7pt" style:font-size-complex="7pt"/>
    </style:style>
    <style:style style:name="P53" style:family="paragraph" style:parent-style-name="Text_20_body" style:list-style-name="L10">
      <style:paragraph-properties fo:padding="0.0193in" fo:border="0.06pt solid #d9d9e3"/>
      <style:text-properties fo:font-size="7pt" style:font-size-asian="7pt" style:font-size-complex="7pt"/>
    </style:style>
    <style:style style:name="P54" style:family="paragraph" style:parent-style-name="Text_20_body" style:list-style-name="L11">
      <style:paragraph-properties fo:padding="0.0193in" fo:border="0.06pt solid #d9d9e3"/>
      <style:text-properties fo:font-size="7pt" style:font-size-asian="7pt" style:font-size-complex="7pt"/>
    </style:style>
    <style:style style:name="P55" style:family="paragraph" style:parent-style-name="Text_20_body" style:list-style-name="L11">
      <style:paragraph-properties fo:margin-top="0in" fo:margin-bottom="0in" style:contextual-spacing="false" fo:padding="0.0193in" fo:border="0.06pt solid #d9d9e3"/>
      <style:text-properties fo:font-size="7pt" style:font-size-asian="7pt" style:font-size-complex="7pt"/>
    </style:style>
    <style:style style:name="P56" style:family="paragraph" style:parent-style-name="Text_20_body" style:list-style-name="L9">
      <style:paragraph-properties fo:margin-top="0in" fo:margin-bottom="0in" style:contextual-spacing="false" fo:padding="0.0193in" fo:border="0.06pt solid #d9d9e3"/>
    </style:style>
    <style:style style:name="P57" style:family="paragraph" style:parent-style-name="Text_20_body" style:list-style-name="L9">
      <style:paragraph-properties fo:padding="0.0193in" fo:border="0.06pt solid #d9d9e3"/>
    </style:style>
    <style:style style:name="P58" style:family="paragraph" style:parent-style-name="Text_20_body" style:list-style-name="L10">
      <style:paragraph-properties fo:margin-top="0in" fo:margin-bottom="0in" style:contextual-spacing="false" fo:padding="0.0193in" fo:border="0.06pt solid #d9d9e3"/>
    </style:style>
    <style:style style:name="P59"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T1" style:family="text">
      <style:text-properties loext:padding="0in" loext:border="none"/>
    </style:style>
    <style:style style:name="T2" style:family="text">
      <style:text-properties fo:language="en" fo:country="US"/>
    </style:style>
    <style:style style:name="T3" style:family="text">
      <style:text-properties fo:language="en" fo:country="US" officeooo:rsid="0044b80a"/>
    </style:style>
    <style:style style:name="T4" style:family="text">
      <style:text-properties fo:font-variant="normal" fo:text-transform="none" fo:color="#202124" loext:opacity="100%" style:font-name="Google Sans" fo:letter-spacing="normal" fo:font-style="normal" fo:font-weight="normal"/>
    </style:style>
    <style:style style:name="T5" style:family="text">
      <style:text-properties fo:font-variant="normal" fo:text-transform="none" fo:color="#202124" loext:opacity="100%" style:font-name="Google Sans" fo:letter-spacing="normal" fo:font-style="normal" fo:font-weight="normal" loext:padding="0in" loext:border="none"/>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202124" loext:opacity="100%" style:font-name="arial" fo:letter-spacing="normal" fo:font-style="normal" fo:font-weight="normal"/>
    </style:style>
    <style:style style:name="T8" style:family="text">
      <style:text-properties fo:font-variant="normal" fo:text-transform="none" fo:color="#040c28" loext:opacity="100%" style:font-name="Google Sans"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color="#323232" loext:opacity="100%" style:font-name="Liberation Serif" fo:letter-spacing="normal" fo:font-style="normal" fo:font-weight="normal" style:font-weight-asian="normal" style:font-weight-complex="normal"/>
    </style:style>
    <style:style style:name="T11" style:family="text">
      <style:text-properties fo:font-variant="normal" fo:text-transform="none" fo:color="#273239" loext:opacity="100%" style:font-name="Nunito" fo:letter-spacing="normal" fo:font-style="normal" fo:font-weight="normal"/>
    </style:style>
    <style:style style:name="T12" style:family="text">
      <style:text-properties fo:font-variant="normal" fo:text-transform="none" fo:color="#708090" loext:opacity="100%" style:font-name="Liberation Serif" fo:font-size="8pt" fo:letter-spacing="normal" fo:font-style="normal" fo:font-weight="bold" style:font-size-asian="8pt" style:font-weight-asian="bold" style:font-size-complex="8pt" style:font-weight-complex="bold"/>
    </style:style>
    <style:style style:name="T13" style:family="text">
      <style:text-properties fo:font-variant="normal" fo:text-transform="none" fo:color="#990055" loext:opacity="100%" style:font-name="Liberation Serif" fo:font-size="8pt" fo:letter-spacing="normal" fo:font-style="normal" fo:font-weight="bold" style:font-size-asian="8pt" style:font-weight-asian="bold" style:font-size-complex="8pt" style:font-weight-complex="bold"/>
    </style:style>
    <style:style style:name="T14" style:family="text">
      <style:text-properties fo:font-variant="normal" fo:text-transform="none" fo:color="#0099da" loext:opacity="100%" style:font-name="Liberation Serif" fo:font-size="8pt" fo:letter-spacing="normal" fo:font-style="normal" fo:font-weight="bold" style:font-size-asian="8pt" style:font-weight-asian="bold" style:font-size-complex="8pt" style:font-weight-complex="bold"/>
    </style:style>
    <style:style style:name="T15" style:family="text">
      <style:text-properties fo:font-variant="normal" fo:text-transform="none" fo:color="#000000" loext:opacity="100%" style:font-name="Liberation Serif" fo:font-size="8pt" fo:letter-spacing="normal" fo:font-style="normal" fo:font-weight="bold" style:font-size-asian="8pt" style:font-weight-asian="bold" style:font-size-complex="8pt" style:font-weight-complex="bold"/>
    </style:style>
    <style:style style:name="T16" style:family="text">
      <style:text-properties fo:font-variant="normal" fo:text-transform="none" fo:color="#a67f59" loext:opacity="100%" style:font-name="Liberation Serif" fo:font-size="8pt" fo:letter-spacing="normal" fo:font-style="normal" fo:font-weight="bold" style:font-size-asian="8pt" style:font-weight-asian="bold" style:font-size-complex="8pt" style:font-weight-complex="bold"/>
    </style:style>
    <style:style style:name="T17" style:family="text">
      <style:text-properties fo:font-variant="normal" fo:text-transform="none" fo:color="#999999" loext:opacity="100%" style:font-name="Liberation Serif" fo:font-size="8pt" fo:letter-spacing="normal" fo:font-style="normal" fo:font-weight="bold" style:font-size-asian="8pt" style:font-weight-asian="bold" style:font-size-complex="8pt" style:font-weight-complex="bold"/>
    </style:style>
    <style:style style:name="T18" style:family="text">
      <style:text-properties fo:font-variant="normal" fo:text-transform="none" fo:color="#374151" loext:opacity="100%" style:font-name="S hne" fo:font-size="12pt" fo:letter-spacing="normal" fo:font-style="normal" fo:font-weight="normal"/>
    </style:style>
    <style:style style:name="T19" style:family="text">
      <style:text-properties fo:font-variant="normal" fo:text-transform="none" fo:color="#374151" loext:opacity="100%" style:font-name="S hne" fo:letter-spacing="normal" fo:font-style="normal"/>
    </style:style>
    <style:style style:name="T20" style:family="text">
      <style:text-properties fo:font-variant="normal" fo:text-transform="none" fo:color="#374151" loext:opacity="100%" style:font-name="S hne" fo:letter-spacing="normal" fo:font-style="normal" fo:font-weight="normal"/>
    </style:style>
    <style:style style:name="T21" style:family="text">
      <style:text-properties fo:font-variant="normal" fo:text-transform="none" fo:color="#374151" loext:opacity="100%" style:font-name="S hne" fo:font-size="8pt" fo:letter-spacing="normal" fo:font-style="normal" fo:font-weight="normal" style:font-size-asian="8pt" style:font-size-complex="8pt"/>
    </style:style>
    <style:style style:name="T22" style:family="text">
      <style:text-properties fo:font-variant="normal" fo:text-transform="none" fo:color="#374151" loext:opacity="100%" style:font-name="S hne" fo:font-size="7pt" fo:letter-spacing="normal" fo:font-style="normal" fo:font-weight="normal" style:font-size-asian="7pt" style:font-size-complex="7pt"/>
    </style:style>
    <style:style style:name="T23" style:family="text">
      <style:text-properties fo:font-variant="normal" fo:text-transform="none" fo:color="#374151" loext:opacity="100%" style:font-name="S hne" fo:font-size="7pt" fo:letter-spacing="normal" fo:font-style="normal" fo:font-weight="normal" officeooo:rsid="002d44cc" style:font-size-asian="7pt" style:font-size-complex="7pt"/>
    </style:style>
    <style:style style:name="T24" style:family="text">
      <style:text-properties fo:font-variant="normal" fo:text-transform="none" fo:color="#374151" loext:opacity="100%" fo:font-size="8pt" fo:letter-spacing="normal" style:font-size-asian="8pt" style:font-size-complex="8pt"/>
    </style:style>
    <style:style style:name="T25" style:family="text">
      <style:text-properties fo:font-variant="normal" fo:text-transform="none" fo:color="#374151" loext:opacity="100%" fo:font-size="7pt" fo:letter-spacing="normal" fo:font-style="normal" fo:font-weight="normal" style:font-size-asian="7pt" style:font-size-complex="7pt" loext:padding="0.0193in" loext:border="0.06pt solid #d9d9e3"/>
    </style:style>
    <style:style style:name="T26" style:family="text">
      <style:text-properties fo:font-variant="normal" fo:text-transform="none" fo:color="#374151" loext:opacity="100%" fo:font-size="7pt" fo:letter-spacing="normal" style:font-size-asian="7pt" style:font-size-complex="7pt"/>
    </style:style>
    <style:style style:name="T27" style:family="text">
      <style:text-properties officeooo:rsid="00047d18"/>
    </style:style>
    <style:style style:name="T28" style:family="text">
      <style:text-properties officeooo:rsid="00077956"/>
    </style:style>
    <style:style style:name="T29" style:family="text">
      <style:text-properties officeooo:rsid="00091287"/>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085304" style:font-weight-asian="normal" style:font-weight-complex="normal" loext:padding="0in" loext:border="none"/>
    </style:style>
    <style:style style:name="T32" style:family="text">
      <style:text-properties style:font-name="Liberation Serif" fo:font-weight="normal" officeooo:rsid="00091287" style:font-weight-asian="normal" style:font-weight-complex="normal" loext:padding="0in" loext:border="none"/>
    </style:style>
    <style:style style:name="T33" style:family="text">
      <style:text-properties style:font-name="Liberation Serif" fo:font-size="8pt" fo:font-weight="bold" style:font-size-asian="8pt" style:font-weight-asian="bold" style:font-size-complex="8pt" style:font-weight-complex="bold" loext:padding="0in" loext:border="none"/>
    </style:style>
    <style:style style:name="T34" style:family="text">
      <style:text-properties officeooo:rsid="00092331"/>
    </style:style>
    <style:style style:name="T35" style:family="text">
      <style:text-properties officeooo:rsid="000a6537"/>
    </style:style>
    <style:style style:name="T36" style:family="text">
      <style:text-properties officeooo:rsid="000bf6a0"/>
    </style:style>
    <style:style style:name="T37" style:family="text">
      <style:text-properties officeooo:rsid="000d3ddd"/>
    </style:style>
    <style:style style:name="T38" style:family="text">
      <style:text-properties officeooo:rsid="000f45e2" loext:padding="0in" loext:border="none"/>
    </style:style>
    <style:style style:name="T39" style:family="text">
      <style:text-properties officeooo:rsid="00137ba9"/>
    </style:style>
    <style:style style:name="T40" style:family="text">
      <style:text-properties officeooo:rsid="00152f5a"/>
    </style:style>
    <style:style style:name="T41" style:family="text">
      <style:text-properties officeooo:rsid="00156b05"/>
    </style:style>
    <style:style style:name="T42" style:family="text">
      <style:text-properties officeooo:rsid="00173a3b"/>
    </style:style>
    <style:style style:name="T43" style:family="text">
      <style:text-properties officeooo:rsid="00174aa1"/>
    </style:style>
    <style:style style:name="T44" style:family="text">
      <style:text-properties officeooo:rsid="0017705d"/>
    </style:style>
    <style:style style:name="T45" style:family="text">
      <style:text-properties fo:font-weight="bold" style:font-weight-asian="bold" style:font-weight-complex="bold"/>
    </style:style>
    <style:style style:name="T46" style:family="text">
      <style:text-properties fo:font-weight="bold" officeooo:rsid="00174aa1" style:font-weight-asian="bold" style:font-weight-complex="bold"/>
    </style:style>
    <style:style style:name="T47" style:family="text">
      <style:text-properties fo:font-weight="bold" officeooo:rsid="0017705d" style:font-weight-asian="bold" style:font-weight-complex="bold"/>
    </style:style>
    <style:style style:name="T48" style:family="text">
      <style:text-properties officeooo:rsid="00181402"/>
    </style:style>
    <style:style style:name="T49" style:family="text">
      <style:text-properties fo:font-size="8pt" style:font-size-asian="8pt" style:font-size-complex="8pt"/>
    </style:style>
    <style:style style:name="T50" style:family="text">
      <style:text-properties fo:font-size="8pt" style:font-size-asian="8pt" style:font-size-complex="8pt" loext:padding="0in" loext:border="none"/>
    </style:style>
    <style:style style:name="T51" style:family="text">
      <style:text-properties fo:font-size="8pt" style:font-size-asian="8pt" style:font-size-complex="8pt" loext:padding="0.0193in" loext:border="0.06pt solid #d9d9e3"/>
    </style:style>
    <style:style style:name="T52" style:family="text">
      <style:text-properties fo:font-size="8pt" fo:language="en" fo:country="US" style:font-size-asian="8pt" style:font-size-complex="8pt" loext:padding="0in" loext:border="none"/>
    </style:style>
    <style:style style:name="T53" style:family="text">
      <style:text-properties style:font-size-asian="8pt" style:font-size-complex="8pt" loext:padding="0in" loext:border="none"/>
    </style:style>
    <style:style style:name="T54" style:family="text">
      <style:text-properties officeooo:rsid="002147dc"/>
    </style:style>
    <style:style style:name="T55" style:family="text">
      <style:text-properties officeooo:rsid="002812f3"/>
    </style:style>
    <style:style style:name="T56" style:family="text">
      <style:text-properties fo:font-size="7pt" style:font-size-asian="7pt" style:font-size-complex="7pt"/>
    </style:style>
    <style:style style:name="T57" style:family="text">
      <style:text-properties fo:font-size="7pt" style:font-size-asian="7pt" style:font-size-complex="7pt" loext:padding="0in" loext:border="none"/>
    </style:style>
    <style:style style:name="T58" style:family="text">
      <style:text-properties fo:font-size="7pt" style:font-size-asian="7pt" style:font-size-complex="7pt" loext:padding="0.0193in" loext:border="0.06pt solid #d9d9e3"/>
    </style:style>
    <style:style style:name="T59" style:family="text">
      <style:text-properties fo:font-size="7pt" officeooo:rsid="003289fb" style:font-size-asian="7pt" style:font-size-complex="7pt"/>
    </style:style>
    <style:style style:name="T60" style:family="text">
      <style:text-properties fo:font-size="7pt" officeooo:rsid="003289fb" style:font-size-asian="7pt" style:font-size-complex="7pt" loext:padding="0.0193in" loext:border="0.06pt solid #d9d9e3"/>
    </style:style>
    <style:style style:name="T61" style:family="text">
      <style:text-properties officeooo:rsid="0029ff8d"/>
    </style:style>
    <style:style style:name="T62" style:family="text">
      <style:text-properties officeooo:rsid="002febca"/>
    </style:style>
    <style:style style:name="T63" style:family="text">
      <style:text-properties officeooo:rsid="00311f0f"/>
    </style:style>
    <style:style style:name="T64" style:family="text">
      <style:text-properties officeooo:rsid="00360c4e"/>
    </style:style>
    <style:style style:name="T65" style:family="text">
      <style:text-properties officeooo:rsid="0036b31c"/>
    </style:style>
    <style:style style:name="T66" style:family="text">
      <style:text-properties officeooo:rsid="0036b54a"/>
    </style:style>
    <style:style style:name="T67" style:family="text">
      <style:text-properties officeooo:rsid="0039aebe"/>
    </style:style>
    <style:style style:name="T68" style:family="text">
      <style:text-properties officeooo:rsid="003e77c1" loext:padding="0in" loext:border="none"/>
    </style:style>
    <style:style style:name="T69" style:family="text">
      <style:text-properties officeooo:rsid="003fbdf2"/>
    </style:style>
    <style:style style:name="T70" style:family="text">
      <style:text-properties officeooo:rsid="00415fa0"/>
    </style:style>
    <style:style style:name="T71" style:family="text">
      <style:text-properties officeooo:rsid="00449a4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line-break/> </text:p>
      <text:section text:style-name="Sect1" text:name="{6674559e-b37a-465f-b62b-873f577d5b4d}{152}">
        <text:p text:style-name="P2"/>
      </text:section>
      <table:table table:name="Table1" table:style-name="Table1">
        <table:table-column table:style-name="Table1.A"/>
        <table:table-column table:style-name="Table1.B"/>
        <table:table-column table:style-name="Table1.C"/>
        <table:table-column table:style-name="Table1.D"/>
        <table:table-row table:style-name="TableLine2741173192416">
          <table:table-cell table:style-name="Table1.A1" office:value-type="string">
            <text:p text:style-name="P6"><text:span text:style-name="T2">SN </text:span> </text:p>
          </table:table-cell>
          <table:table-cell table:style-name="Table1.A1" office:value-type="string">
            <text:p text:style-name="P6"><text:span text:style-name="T2">Topic </text:span> </text:p>
          </table:table-cell>
          <table:table-cell table:style-name="Table1.A1" office:value-type="string">
            <text:p text:style-name="P6"><text:span text:style-name="T2">Question </text:span> </text:p>
          </table:table-cell>
          <table:table-cell table:style-name="Table1.A1" office:value-type="string">
            <text:p text:style-name="P6"><text:span text:style-name="T2">Your Answer </text:span> </text:p>
          </table:table-cell>
        </table:table-row>
        <table:table-row table:style-name="TableLine2741173188384">
          <table:table-cell table:style-name="Table1.A1" office:value-type="string">
            <text:p text:style-name="P6"><text:span text:style-name="T2">1</text:span> </text:p>
          </table:table-cell>
          <table:table-cell table:style-name="Table1.A1" office:value-type="string">
            <text:p text:style-name="P6"><text:span text:style-name="T2">Array</text:span> </text:p>
          </table:table-cell>
          <table:table-cell table:style-name="Table1.A1" office:value-type="string">
            <text:p text:style-name="P6"><text:span text:style-name="T2"/></text:p>
            <text:p text:style-name="P6"><text:span text:style-name="T2">What happens when array is passed as a pointer in a function. Print the array from the function.</text:span> </text:p>
          </table:table-cell>
          <table:table-cell table:style-name="Table1.A1" office:value-type="string">
            <text:p text:style-name="P36"><text:span text:style-name="T1"> </text:span><text:span text:style-name="T68">Macro for bit manipulation</text:span></text:p>
            <text:p text:style-name="P36"><text:span text:style-name="T68"/></text:p>
            <text:p text:style-name="P39"><text:span text:style-name="T1">set a bit = #define set(num , n) (num |= (1&lt;&lt;n))</text:span></text:p>
            <text:p text:style-name="P39">clear= #define clear(num,n) (num&amp;= ~(1&lt;&lt;n))</text:p>
            <text:p text:style-name="P40">check=#define Check(num,n)(num &amp; <text:span text:style-name="T69">(1&lt;&lt;n))</text:span></text:p>
            <text:p text:style-name="P40"><text:span text:style-name="T70">Toggel=#define toggel(num,n)(num </text:span></text:p>
            <text:p text:style-name="P41"><text:span text:style-name="T71">swapN=#define swapN(n)=(((n&amp;0x0F)&lt;&lt;4)|((n&amp;0xF0)&gt;&gt;4))</text:span></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4">Array can be passed to function in C using pointers, and because they are passed by reference, </text:span><text:span text:style-name="T8">changes made on an array will also be reflected on the original array outside the function scope</text:span><text:span text:style-name="T4">.</text:span> </text:p>
          </table:table-cell>
        </table:table-row>
        <table:table-row table:style-name="TableLine2741173195296">
          <table:table-cell table:style-name="Table1.A1" office:value-type="string">
            <text:p text:style-name="P6"><text:span text:style-name="T2">2</text:span> </text:p>
          </table:table-cell>
          <table:table-cell table:style-name="Table1.A1" office:value-type="string">
            <text:p text:style-name="P6"><text:span text:style-name="T2">Array</text:span> </text:p>
          </table:table-cell>
          <table:table-cell table:style-name="Table1.A1" office:value-type="string">
            <text:p text:style-name="P6"><text:span text:style-name="T2">What will happen if you try to access a value which is out of array boundary</text:span> </text:p>
          </table:table-cell>
          <table:table-cell table:style-name="Table1.A1" office:value-type="string">
            <text:p text:style-name="P1"><text:span text:style-name="T50"> </text:span><text:span text:style-name="T22">If you try to access a value that is outside the boundary of an array, it can result in what is commonly known as an "out-of-bounds" error</text:span><text:span text:style-name="T56"> </text:span></text:p>
          </table:table-cell>
        </table:table-row>
        <table:table-row table:style-name="TableLine2741173199904">
          <table:table-cell table:style-name="Table1.A1" office:value-type="string">
            <text:p text:style-name="P6"><text:span text:style-name="T2">3</text:span> </text:p>
          </table:table-cell>
          <table:table-cell table:style-name="Table1.A1" office:value-type="string">
            <text:p text:style-name="P6"><text:span text:style-name="T2">Array</text:span> </text:p>
          </table:table-cell>
          <table:table-cell table:style-name="Table1.A1" office:value-type="string">
            <text:p text:style-name="P6"><text:span text:style-name="T2">What happens if you try to add an element to array which falls outside the boundary.</text:span> <text:line-break/><text:span text:style-name="T2">Example - int A[10], int A[21]=11;</text:span> </text:p>
          </table:table-cell>
          <table:table-cell table:style-name="Table1.A1" office:value-type="string">
            <text:p text:style-name="P25"><text:span text:style-name="T20">In C, arrays do not perform automatic bounds checking. If you try to add an element to an array that falls outside its boundary, the behavior is undefined. This means that the outcome is not predictable and can vary depending on the compiler, runtime environment, and other factors</text:span>  </text:p>
          </table:table-cell>
        </table:table-row>
        <table:table-row table:style-name="TableLine2741173189248">
          <table:table-cell table:style-name="Table1.A1" office:value-type="string">
            <text:p text:style-name="P6"><text:span text:style-name="T2">4</text:span> </text:p>
          </table:table-cell>
          <table:table-cell table:style-name="Table1.A1" office:value-type="string">
            <text:p text:style-name="P6"><text:span text:style-name="T2">Array</text:span> </text:p>
          </table:table-cell>
          <table:table-cell table:style-name="Table1.A1" office:value-type="string">
            <text:p text:style-name="P6"><text:span text:style-name="T2">Write a program to get maximum repeating element in an array </text:span> </text:p>
          </table:table-cell>
          <table:table-cell table:style-name="Table1.A1" office:value-type="string">
            <text:p text:style-name="P6"><text:span text:style-name="T2">use IDE and demonstrate.</text:span> </text:p>
          </table:table-cell>
        </table:table-row>
        <table:table-row table:style-name="TableLine2741173199616">
          <table:table-cell table:style-name="Table1.A1" office:value-type="string">
            <text:p text:style-name="P6"><text:span text:style-name="T2">5</text:span> </text:p>
          </table:table-cell>
          <table:table-cell table:style-name="Table1.A1" office:value-type="string">
            <text:p text:style-name="P6"><text:span text:style-name="T2">Array</text:span> </text:p>
          </table:table-cell>
          <table:table-cell table:style-name="Table1.A1" office:value-type="string">
            <text:p text:style-name="P6"><text:span text:style-name="T2">Demonstrate the addition and multiplication of 2X2, 2X3,3X3 matrix</text:span> </text:p>
          </table:table-cell>
          <table:table-cell table:style-name="Table1.A1" office:value-type="string">
            <text:p text:style-name="P6"><text:span text:style-name="T2">use IDE and demonstrate.</text:span> </text:p>
          </table:table-cell>
        </table:table-row>
        <table:table-row table:style-name="TableLine2741173191552">
          <table:table-cell table:style-name="Table1.A1" office:value-type="string">
            <text:p text:style-name="P6"><text:span text:style-name="T2">6</text:span> </text:p>
          </table:table-cell>
          <table:table-cell table:style-name="Table1.A1" office:value-type="string">
            <text:p text:style-name="P6"><text:span text:style-name="T2">Array, Pointers, Dynamic Memory Allocation, Functions</text:span> </text:p>
          </table:table-cell>
          <table:table-cell table:style-name="Table1.A1" office:value-type="string">
            <text:p text:style-name="P6"><text:span text:style-name="T2">Write a program using arrays, DMA, functions, pointers to take subjects and marks from an user and print the subjects and marks as below</text:span> <text:line-break/><text:span text:style-name="T2">I/P</text:span> <text:line-break/><text:span text:style-name="T2">Enter number of subjects - 3</text:span> <text:line-break/><text:span text:style-name="T2">Subject Name - Science</text:span> <text:line-break/><text:span text:style-name="T2">Subject Marks - 61</text:span> <text:line-break/><text:span text:style-name="T2">Subject Name - Maths</text:span> <text:line-break/><text:span text:style-name="T2">Subject Marks - 91</text:span> <text:line-break/><text:span text:style-name="T2">Subject Name - Social Studies</text:span> <text:line-break/><text:span text:style-name="T2">Subject Marks - 60</text:span> <text:line-break/><text:span text:style-name="T2">O/P</text:span> <text:line-break/><text:span text:style-name="T2">Science 61(Prime)</text:span> <text:line-break/><text:span text:style-name="T2">Maths 91(Prime)</text:span> <text:line-break/><text:span text:style-name="T2">Social Studies 60(Non Prime)</text:span> </text:p>
          </table:table-cell>
          <table:table-cell table:style-name="Table1.A1" office:value-type="string">
            <text:p text:style-name="P6"><text:span text:style-name="T2">use IDE and demonstrate.</text:span> </text:p>
          </table:table-cell>
        </table:table-row>
        <table:table-row table:style-name="TableLine2741173202496">
          <table:table-cell table:style-name="Table1.A1" office:value-type="string">
            <text:p text:style-name="P6"><text:span text:style-name="T2">7</text:span> </text:p>
          </table:table-cell>
          <table:table-cell table:style-name="Table1.A1" office:value-type="string">
            <text:p text:style-name="P6"><text:span text:style-name="T2">Arrays </text:span> </text:p>
          </table:table-cell>
          <table:table-cell table:style-name="Table1.A1" office:value-type="string">
            <text:p text:style-name="P6"><text:span text:style-name="T2">#include &lt;stdio.h&gt; </text:span> <text:line-break/><text:span text:style-name="T2">int main() </text:span> <text:line-break/><text:span text:style-name="T2">{ </text:span> <text:line-break/><text:span text:style-name="T2">int x[4]={1,3,5,7}; </text:span> <text:line-break/><text:span text:style-name="T2">int i; </text:span> <text:line-break/><text:span text:style-name="T2">int *ptr; </text:span> <text:line-break/><text:span text:style-name="T2">for(i = 0; i &lt; 4; ++i) </text:span> <text:line-break/><text:span text:style-name="T2">{ </text:span> <text:line-break/>      <text:span text:style-name="T2">ptr=&amp;x[i]; </text:span> <text:line-break/>      <text:span text:style-name="T2">printf("x[%d] is %d\n",i,*(ptr+i)); </text:span> <text:line-break/><text:span text:style-name="T2">} </text:span> <text:line-break/>       <text:span text:style-name="T2">return 0; </text:span> <text:line-break/><text:span text:style-name="T2">}</text:span> <text:line-break/><text:span text:style-name="T2">What would be the printed?</text:span> </text:p>
          </table:table-cell>
          <table:table-cell table:style-name="Table1.A1" office:value-type="string">
            <text:p text:style-name="P6"><text:span text:style-name="T2">X[0] is 1</text:span> </text:p>
            <text:p text:style-name="P6"><text:span text:style-name="T2">X[1] is 3</text:span> </text:p>
            <text:p text:style-name="P6"><text:span text:style-name="T2">X[2] is 5</text:span> </text:p>
            <text:p text:style-name="P6"><text:span text:style-name="T2">X[3] is 7</text:span> </text:p>
            <text:p text:style-name="P6"> </text:p>
          </table:table-cell>
        </table:table-row>
        <table:table-row table:style-name="TableLine2741173191840">
          <table:table-cell table:style-name="Table1.A1" office:value-type="string">
            <text:p text:style-name="P6"><text:span text:style-name="T2">8</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What are different bitwise operators.</text:span> </text:p>
          </table:table-cell>
          <table:table-cell table:style-name="Table1.A1" office:value-type="string">
            <text:p text:style-name="P6"><text:span text:style-name="T2">&amp; ,|,^,&lt;&lt;,&gt;&gt;,~</text:span> </text:p>
          </table:table-cell>
        </table:table-row>
        <table:table-row table:style-name="TableLine2741173187808">
          <table:table-cell table:style-name="Table1.A1" office:value-type="string">
            <text:p text:style-name="P6"><text:span text:style-name="T2">9</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Which bitwise operator is suitable for checking whether a particular bit is on or off</text:span> </text:p>
          </table:table-cell>
          <table:table-cell table:style-name="Table1.A1" office:value-type="string">
            <text:p text:style-name="P6"><text:span text:style-name="T2">&amp;</text:span> </text:p>
          </table:table-cell>
        </table:table-row>
        <table:table-row table:style-name="TableLine2741173202784">
          <table:table-cell table:style-name="Table1.A1" office:value-type="string">
            <text:p text:style-name="P6"><text:span text:style-name="T2">10</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How to set/unset 17 and 18 bit of a given number? </text:span> </text:p>
          </table:table-cell>
          <table:table-cell table:style-name="Table1.A1" office:value-type="string">
            <text:p text:style-name="P6"><text:span text:style-name="T2">use IDE and demonstrate.</text:span> </text:p>
          </table:table-cell>
        </table:table-row>
        <table:table-row table:style-name="TableLine2741173189824">
          <table:table-cell table:style-name="Table1.A1" office:value-type="string">
            <text:p text:style-name="P6"><text:span text:style-name="T2">11</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How to convert little to big endian and vice versa?</text:span> </text:p>
          </table:table-cell>
          <table:table-cell table:style-name="Table1.A1" office:value-type="string">
            <text:p text:style-name="P6"><text:span text:style-name="T2">use IDE and demonstrate.</text:span> </text:p>
          </table:table-cell>
        </table:table-row>
        <table:table-row table:style-name="TableLine2741173202208">
          <table:table-cell table:style-name="Table1.A1" office:value-type="string">
            <text:p text:style-name="P6"><text:span text:style-name="T2">12</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How to ascertain if the machine is little or big endian? </text:span> </text:p>
          </table:table-cell>
          <table:table-cell table:style-name="Table1.A1" office:value-type="string">
            <text:p text:style-name="P6"><text:span text:style-name="T2">use IDE and demonstrate.</text:span> </text:p>
          </table:table-cell>
        </table:table-row>
        <text:soft-page-break/>
        <table:table-row table:style-name="TableLine2741173186368">
          <table:table-cell table:style-name="Table1.A1" office:value-type="string">
            <text:p text:style-name="P6"><text:span text:style-name="T2">13</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c program to get parity corrected byte from the user input </text:span> </text:p>
          </table:table-cell>
          <table:table-cell table:style-name="Table1.A1" office:value-type="string">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use IDE and demonstrate.</text:span> </text:p>
          </table:table-cell>
        </table:table-row>
        <table:table-row table:style-name="TableLine2741173192128">
          <table:table-cell table:style-name="Table1.A1" office:value-type="string">
            <text:p text:style-name="P6"><text:span text:style-name="T2">14</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Reverse the bits position in a number </text:span> </text:p>
          </table:table-cell>
          <table:table-cell table:style-name="Table1.A1" office:value-type="string">
            <text:p text:style-name="P6"><text:span text:style-name="T2">use IDE and demonstrate.</text:span> </text:p>
          </table:table-cell>
        </table:table-row>
        <table:table-row table:style-name="TableLine2741173200192">
          <table:table-cell table:style-name="Table1.A1" office:value-type="string">
            <text:p text:style-name="P6"><text:span text:style-name="T2">15</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Swap the 7th &amp; 8th bits position in a number </text:span> </text:p>
          </table:table-cell>
          <table:table-cell table:style-name="Table1.A1" office:value-type="string">
            <text:p text:style-name="P6"><text:span text:style-name="T2">use IDE and demonstrate.</text:span> </text:p>
          </table:table-cell>
        </table:table-row>
        <table:table-row table:style-name="TableLine2741173193568">
          <table:table-cell table:style-name="Table1.A1" office:value-type="string">
            <text:p text:style-name="P6"><text:span text:style-name="T2">16</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Validate if a IP address is valid</text:span> </text:p>
          </table:table-cell>
          <table:table-cell table:style-name="Table1.A1" office:value-type="string">
            <text:p text:style-name="P6"><text:span text:style-name="T2">use IDE and demonstrate.</text:span> </text:p>
          </table:table-cell>
        </table:table-row>
        <table:table-row table:style-name="TableLine2741173185792">
          <table:table-cell table:style-name="Table1.A1" office:value-type="string">
            <text:p text:style-name="P6"><text:span text:style-name="T2">17</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Count the number of 1's in a 32 bit number by two ways viz Using For Loop and without using For Loop </text:span> </text:p>
          </table:table-cell>
          <table:table-cell table:style-name="Table1.A1" office:value-type="string">
            <text:p text:style-name="P6"><text:span text:style-name="T2">use IDE and demonstrate.</text:span> </text:p>
          </table:table-cell>
        </table:table-row>
        <table:table-row table:style-name="TableLine2741173185504">
          <table:table-cell table:style-name="Table1.A1" office:value-type="string">
            <text:p text:style-name="P6"><text:span text:style-name="T2">18</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Toggle bits in a number within a Range </text:span> </text:p>
          </table:table-cell>
          <table:table-cell table:style-name="Table1.A1" office:value-type="string">
            <text:p text:style-name="P6"><text:span text:style-name="T2">use IDE and demonstrate.</text:span> </text:p>
          </table:table-cell>
        </table:table-row>
        <table:table-row table:style-name="TableLine2741173190112">
          <table:table-cell table:style-name="Table1.A1" office:value-type="string">
            <text:p text:style-name="P6"><text:span text:style-name="T2">19</text:span> </text:p>
          </table:table-cell>
          <table:table-cell table:style-name="Table1.A1" office:value-type="string">
            <text:p text:style-name="P6"><text:span text:style-name="T2">Command Line Arguments</text:span> </text:p>
          </table:table-cell>
          <table:table-cell table:style-name="Table1.A1" office:value-type="string">
            <text:p text:style-name="P6"><text:span text:style-name="T2">When do we use command line arguments in a program?</text:span> </text:p>
          </table:table-cell>
          <table:table-cell table:style-name="Table1.A1" office:value-type="string">
            <text:p text:style-name="P6"><text:span text:style-name="T2">To give input to the program beside hard code in Command window </text:span> </text:p>
          </table:table-cell>
        </table:table-row>
        <table:table-row table:style-name="TableLine2741173203072">
          <table:table-cell table:style-name="Table1.A1" office:value-type="string">
            <text:p text:style-name="P6"><text:span text:style-name="T2">20</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Explain the different Stages of compilation </text:span> </text:p>
          </table:table-cell>
          <table:table-cell table:style-name="Table1.A1" office:value-type="string">
            <text:p text:style-name="P6"><text:span text:style-name="T2">Preprocessor(.i)-&gt;compiler(.s)-&gt;assembler(.o)-&gt;linker(.exe)</text:span> </text:p>
          </table:table-cell>
        </table:table-row>
        <table:table-row table:style-name="TableLine2741173186656">
          <table:table-cell table:style-name="Table1.A1" office:value-type="string">
            <text:p text:style-name="P6"><text:span text:style-name="T2">21</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en do you get compilation error </text:span> </text:p>
          </table:table-cell>
          <table:table-cell table:style-name="Table1.A1" office:value-type="string">
            <text:p text:style-name="P6"><text:span text:style-name="T2">Compiler error usually come when compiler fail to compile certain piece of code</text:span> </text:p>
          </table:table-cell>
        </table:table-row>
        <table:table-row table:style-name="TableLine2741173203360">
          <table:table-cell table:style-name="Table1.A1" office:value-type="string">
            <text:p text:style-name="P6"><text:span text:style-name="T2">22</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en do you get linking error </text:span> </text:p>
          </table:table-cell>
          <table:table-cell table:style-name="Table1.A1" office:value-type="string">
            <text:p text:style-name="P6"><text:span text:style-name="T2">Linking error come when linker trying cobine all the pieces of code together to create an executable , and one or more pieces of code is missing in that</text:span> </text:p>
          </table:table-cell>
        </table:table-row>
        <table:table-row table:style-name="TableLine2741173192704">
          <table:table-cell table:style-name="Table1.A1" office:value-type="string">
            <text:p text:style-name="P6"><text:span text:style-name="T2">23</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at is the difference between Segmentation fault and Bus error </text:span> </text:p>
          </table:table-cell>
          <table:table-cell table:style-name="Table1.A1" office:value-type="string">
            <text:p text:style-name="P6"><text:span text:style-name="T2">Segmentation fault occur when u trying to access memory which is not allow to access. </text:span> </text:p>
            <text:p text:style-name="P6"><text:span text:style-name="T2">Bus error occur when processor does not support alignment requirement</text:span> </text:p>
          </table:table-cell>
        </table:table-row>
        <table:table-row table:style-name="TableLine2741173200480">
          <table:table-cell table:style-name="Table1.A1" office:value-type="string">
            <text:p text:style-name="P6"><text:span text:style-name="T2">24</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at happens if the same external variable is declared in multiple c file </text:span> </text:p>
          </table:table-cell>
          <table:table-cell table:style-name="Table1.A1" office:value-type="string">
            <text:p text:style-name="P6"><text:span text:style-name="T2">Compiler will throw multiple declaration error</text:span> </text:p>
          </table:table-cell>
        </table:table-row>
        <table:table-row table:style-name="TableLine2741173188096">
          <table:table-cell table:style-name="Table1.A1" office:value-type="string">
            <text:p text:style-name="P6"><text:span text:style-name="T2">25</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y makefile is used?</text:span> </text:p>
          </table:table-cell>
          <table:table-cell table:style-name="Table1.A1" office:value-type="string">
            <text:p text:style-name="P6"><text:span text:style-name="T2">Make file is a way to automating software building process and complex task with dependency</text:span> </text:p>
          </table:table-cell>
        </table:table-row>
        <table:table-row table:style-name="TableLine2741173190976">
          <table:table-cell table:style-name="Table1.A1" office:value-type="string">
            <text:p text:style-name="P6"><text:span text:style-name="T2">26</text:span> </text:p>
          </table:table-cell>
          <table:table-cell table:style-name="Table1.A1" office:value-type="string">
            <text:p text:style-name="P6"><text:span text:style-name="T2">Data structure</text:span> </text:p>
          </table:table-cell>
          <table:table-cell table:style-name="Table1.A1" office:value-type="string">
            <text:p text:style-name="P6"><text:span text:style-name="T2">What are the different data structure? Do we've datastructure available as a part of standard library?</text:span> </text:p>
          </table:table-cell>
          <table:table-cell table:style-name="Table1.A1" office:value-type="string">
            <text:p text:style-name="P6"><text:span text:style-name="T2">Array , linklist, stack queue, binary tree, binary hash tree , heap,hashing</text:span> </text:p>
          </table:table-cell>
        </table:table-row>
        <table:table-row table:style-name="TableLine2741173201632">
          <table:table-cell table:style-name="Table1.A1" office:value-type="string">
            <text:p text:style-name="P6"><text:span text:style-name="T2">27</text:span> </text:p>
          </table:table-cell>
          <table:table-cell table:style-name="Table1.A1" office:value-type="string">
            <text:p text:style-name="P6"><text:span text:style-name="T2">Data structure</text:span> </text:p>
          </table:table-cell>
          <table:table-cell table:style-name="Table1.A1" office:value-type="string">
            <text:p text:style-name="P6"><text:span text:style-name="T2">Write a program to reverse a double linked list</text:span> </text:p>
          </table:table-cell>
          <table:table-cell table:style-name="Table1.A1" office:value-type="string">
            <text:p text:style-name="P6"><text:span text:style-name="T2">use IDE and demonstrate.</text:span> </text:p>
          </table:table-cell>
        </table:table-row>
        <table:table-row table:style-name="TableLine2741173197600">
          <table:table-cell table:style-name="Table1.A1" office:value-type="string">
            <text:p text:style-name="P6"><text:span text:style-name="T2">28</text:span> </text:p>
          </table:table-cell>
          <table:table-cell table:style-name="Table1.A1" office:value-type="string">
            <text:p text:style-name="P6"><text:span text:style-name="T2">Data structure</text:span> </text:p>
          </table:table-cell>
          <table:table-cell table:style-name="Table1.A1" office:value-type="string">
            <text:p text:style-name="P6"><text:span text:style-name="T2">Write a program to find the middle node of the single linked list.</text:span> </text:p>
          </table:table-cell>
          <table:table-cell table:style-name="Table1.A1" office:value-type="string">
            <text:p text:style-name="P6"><text:span text:style-name="T2">use IDE and demonstrate.</text:span> </text:p>
          </table:table-cell>
        </table:table-row>
        <table:table-row table:style-name="TableLine2741173193856">
          <table:table-cell table:style-name="Table1.A1" office:value-type="string">
            <text:p text:style-name="P6"><text:span text:style-name="T2">29</text:span> </text:p>
          </table:table-cell>
          <table:table-cell table:style-name="Table1.A1" office:value-type="string">
            <text:p text:style-name="P6"><text:span text:style-name="T2">Dynamic Memory Allocation</text:span> </text:p>
          </table:table-cell>
          <table:table-cell table:style-name="Table1.A1" office:value-type="string">
            <text:p text:style-name="P6"><text:span text:style-name="T2">What is dynamic memory allocation and when it is used? </text:span> </text:p>
          </table:table-cell>
          <table:table-cell table:style-name="Table1.A1" office:value-type="string">
            <text:p text:style-name="P6"><text:span text:style-name="T2">Dynamic memory allocation is a mechanism using with we allocate and deallocate memory. It is used when we wanted to allocate and deallocate memory during execution of code</text:span> </text:p>
          </table:table-cell>
        </table:table-row>
        <table:table-row table:style-name="TableLine2741173201920">
          <table:table-cell table:style-name="Table1.A1" office:value-type="string">
            <text:p text:style-name="P6"><text:span text:style-name="T2">30</text:span> </text:p>
          </table:table-cell>
          <table:table-cell table:style-name="Table1.A1" office:value-type="string">
            <text:p text:style-name="P6"><text:span text:style-name="T2">Dynamic Memory Allocation</text:span> </text:p>
          </table:table-cell>
          <table:table-cell table:style-name="Table1.A1" office:value-type="string">
            <text:p text:style-name="P6"><text:span text:style-name="T2">What happens if allocated memory is nor freed?</text:span> </text:p>
          </table:table-cell>
          <table:table-cell table:style-name="Table1.A1" office:value-type="string">
            <text:p text:style-name="P6"><text:span text:style-name="T2">It will create memory leak and It will increase programming memory</text:span> </text:p>
          </table:table-cell>
        </table:table-row>
        <table:table-row table:style-name="TableLine2741173203648">
          <table:table-cell table:style-name="Table1.A1" office:value-type="string">
            <text:p text:style-name="P6"><text:span text:style-name="T2">31</text:span> </text:p>
          </table:table-cell>
          <table:table-cell table:style-name="Table1.A1" office:value-type="string">
            <text:p text:style-name="P6"><text:span text:style-name="T2">ENUM</text:span> </text:p>
          </table:table-cell>
          <table:table-cell table:style-name="Table1.A1" office:value-type="string">
            <text:p text:style-name="P6"><text:span text:style-name="T2">What will happen if you try to print a ENUM by using %s?</text:span> </text:p>
          </table:table-cell>
          <table:table-cell table:style-name="Table1.A1" office:value-type="string">
            <text:p text:style-name="P6"><text:span text:style-name="T2">Enumerated type is a user define data types which is use to assign names to integral constant.</text:span> </text:p>
            <text:p text:style-name="P6"><text:span text:style-name="T2">It will show some segmentation error </text:span> </text:p>
          </table:table-cell>
        </table:table-row>
        <table:table-row table:style-name="TableLine2741173199328">
          <table:table-cell table:style-name="Table1.A1" office:value-type="string">
            <text:p text:style-name="P6"><text:span text:style-name="T2">32</text:span> </text:p>
          </table:table-cell>
          <table:table-cell table:style-name="Table1.A1" office:value-type="string">
            <text:p text:style-name="P6"><text:span text:style-name="T2">File Handling</text:span> </text:p>
          </table:table-cell>
          <table:table-cell table:style-name="Table1.A1" office:value-type="string">
            <text:p text:style-name="P6"><text:span text:style-name="T2">Demonstrate how data and file can be encrypted. </text:span> </text:p>
          </table:table-cell>
          <table:table-cell table:style-name="Table1.A1" office:value-type="string">
            <text:p text:style-name="P6"><text:span text:style-name="T2">use IDE and demonstrate.</text:span> </text:p>
          </table:table-cell>
        </table:table-row>
        <table:table-row table:style-name="TableLine2741173186944">
          <table:table-cell table:style-name="Table1.A1" office:value-type="string">
            <text:p text:style-name="P6"><text:span text:style-name="T2">33</text:span> </text:p>
          </table:table-cell>
          <table:table-cell table:style-name="Table1.A1" office:value-type="string">
            <text:p text:style-name="P6"><text:span text:style-name="T2">File handling</text:span> </text:p>
          </table:table-cell>
          <table:table-cell table:style-name="Table1.A1" office:value-type="string">
            <text:p text:style-name="P6"><text:span text:style-name="T2">Write a program to write and retrieve employee data from a text file. Data to be encrypted and stored.</text:span> </text:p>
          </table:table-cell>
          <table:table-cell table:style-name="Table1.A1" office:value-type="string">
            <text:p text:style-name="P6"> </text:p>
          </table:table-cell>
        </table:table-row>
        <table:table-row table:style-name="TableLine2741173187232">
          <table:table-cell table:style-name="Table1.A1" office:value-type="string">
            <text:p text:style-name="P6"><text:span text:style-name="T2">34</text:span> </text:p>
          </table:table-cell>
          <table:table-cell table:style-name="Table1.A1" office:value-type="string">
            <text:p text:style-name="P6"><text:span text:style-name="T2">Functions</text:span> </text:p>
          </table:table-cell>
          <table:table-cell table:style-name="Table1.A1" office:value-type="string">
            <text:p text:style-name="P6"><text:span text:style-name="T2">Given a function which takes 4 arguments i.e source, destination, start index, and end index. This function copies string in source tto destination from provided start index to end index.  what are the unit test cases, you will write to test the functionality of the function? </text:span> </text:p>
          </table:table-cell>
          <table:table-cell table:style-name="Table1.A1" office:value-type="string">
            <text:p text:style-name="P6"><text:span text:style-name="T2">use IDE and demonstrate.</text:span> </text:p>
          </table:table-cell>
        </table:table-row>
        <table:table-row table:style-name="TableLine2741173198752">
          <table:table-cell table:style-name="Table1.A1" office:value-type="string">
            <text:p text:style-name="P6"><text:span text:style-name="T2">35</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rite a recursion program to implement Factorial.</text:span> </text:p>
          </table:table-cell>
          <table:table-cell table:style-name="Table1.A1" office:value-type="string">
            <text:p text:style-name="P6"><text:span text:style-name="T2">use IDE and demonstrate.</text:span> </text:p>
          </table:table-cell>
        </table:table-row>
        <table:table-row table:style-name="TableLine2741173201056">
          <table:table-cell table:style-name="Table1.A1" office:value-type="string">
            <text:p text:style-name="P6"><text:span text:style-name="T2">36</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happens if static variable is passed as reference or value in a function? </text:span> </text:p>
          </table:table-cell>
          <table:table-cell table:style-name="Table1.A1" office:value-type="string">
            <text:p text:style-name="P23"><text:span text:style-name="T9">If the static variable is passed by reference, any changes made to it inside the function will affect the original variable outside the function as well.</text:span>  </text:p>
          </table:table-cell>
        </table:table-row>
        <table:table-row table:style-name="TableLine2741173194720">
          <table:table-cell table:style-name="Table1.A1" office:value-type="string">
            <text:p text:style-name="P6"><text:span text:style-name="T2">37</text:span> </text:p>
          </table:table-cell>
          <table:table-cell table:style-name="Table1.A1" office:value-type="string">
            <text:p text:style-name="P6"><text:span text:style-name="T2">Functions</text:span> </text:p>
          </table:table-cell>
          <table:table-cell table:style-name="Table1.A1" office:value-type="string">
            <text:p text:style-name="P6"><text:span text:style-name="T2">Can we pass any parameter and return a value from the ISR </text:span> </text:p>
          </table:table-cell>
          <table:table-cell table:style-name="Table1.A1" office:value-type="string">
            <text:p text:style-name="P6"> <text:span text:style-name="T27">No</text:span></text:p>
          </table:table-cell>
        </table:table-row>
        <table:table-row table:style-name="TableLine2741173201344">
          <table:table-cell table:style-name="Table1.A1" office:value-type="string">
            <text:p text:style-name="P6"><text:span text:style-name="T2">38</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is a static function? </text:span> </text:p>
          </table:table-cell>
          <table:table-cell table:style-name="Table1.A1" office:value-type="string">
            <text:p text:style-name="P6"> <text:span text:style-name="T28">Static function in c is restricted to the same file it defined.</text:span></text:p>
          </table:table-cell>
        </table:table-row>
        <table:table-row table:style-name="TableLine2741173194144">
          <table:table-cell table:style-name="Table1.A1" office:value-type="string">
            <text:p text:style-name="P6"><text:span text:style-name="T2">39</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is an inline function?When do you use inline functions?</text:span> </text:p>
          </table:table-cell>
          <table:table-cell table:style-name="Table1.A1" office:value-type="string">
            <text:p text:style-name="P12"><text:span text:style-name="T1"> </text:span><text:span text:style-name="T31">Inline function is something for which compiler will copy </text:span><text:span text:style-name="T32">the code from function definition directly.It </text:span><text:span text:style-name="T10">improve execution time by avoiding the call overhead</text:span><text:span text:style-name="T30"> </text:span></text:p>
          </table:table-cell>
        </table:table-row>
        <table:table-row table:style-name="TableLine2741173188672">
          <table:table-cell table:style-name="Table1.A1" office:value-type="string">
            <text:p text:style-name="P6"><text:span text:style-name="T2">40</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is a recursion function.</text:span> </text:p>
          </table:table-cell>
          <table:table-cell table:style-name="Table1.A1" office:value-type="string">
            <text:p text:style-name="P6">  <text:span text:style-name="T29">Recursion function are those function which call itself. </text:span></text:p>
          </table:table-cell>
        </table:table-row>
        <table:table-row table:style-name="TableLine2741173194432">
          <table:table-cell table:style-name="Table1.A1" office:value-type="string">
            <text:p text:style-name="P6"><text:span text:style-name="T2">41</text:span> </text:p>
          </table:table-cell>
          <table:table-cell table:style-name="Table1.A1" office:value-type="string">
            <text:p text:style-name="P6"><text:span text:style-name="T2">Functions</text:span> </text:p>
          </table:table-cell>
          <table:table-cell table:style-name="Table1.A1" office:value-type="string">
            <text:p text:style-name="P6"><text:span text:style-name="T2">Can a pointer be returned from a function?</text:span> </text:p>
          </table:table-cell>
          <table:table-cell table:style-name="Table1.A1" office:value-type="string">
            <text:p text:style-name="P6">  <text:span text:style-name="T29">Yes we can return pointer to a function</text:span></text:p>
          </table:table-cell>
        </table:table-row>
        <table:table-row table:style-name="TableLine2741173189536">
          <table:table-cell table:style-name="Table1.A1" office:value-type="string">
            <text:p text:style-name="P6"><text:span text:style-name="T2">42</text:span> </text:p>
          </table:table-cell>
          <table:table-cell table:style-name="Table1.A1" office:value-type="string">
            <text:p text:style-name="P6"><text:span text:style-name="T2">ISR</text:span> </text:p>
          </table:table-cell>
          <table:table-cell table:style-name="Table1.A1" office:value-type="string">
            <text:p text:style-name="P6"><text:span text:style-name="T2">Is it safe to call printf() inside Interrupt Service Routine (ISR) </text:span> </text:p>
          </table:table-cell>
          <table:table-cell table:style-name="Table1.A1" office:value-type="string">
            <text:p text:style-name="P6"><text:span text:style-name="T2">use IDE and demonstrate.</text:span> </text:p>
          </table:table-cell>
        </table:table-row>
        <table:table-row table:style-name="TableLine2741173195584">
          <table:table-cell table:style-name="Table1.A1" office:value-type="string">
            <text:p text:style-name="P6"><text:span text:style-name="T2">43</text:span> </text:p>
          </table:table-cell>
          <table:table-cell table:style-name="Table1.A1" office:value-type="string">
            <text:p text:style-name="P6"><text:span text:style-name="T2">ISR</text:span> </text:p>
          </table:table-cell>
          <table:table-cell table:style-name="Table1.A1" office:value-type="string">
            <text:p text:style-name="P6"><text:span text:style-name="T2">How do you measure interrupt latency </text:span> </text:p>
          </table:table-cell>
          <table:table-cell table:style-name="Table1.A1" office:value-type="string">
            <text:p text:style-name="P6"> <text:span text:style-name="T34">We can capture </text:span><text:span text:style-name="T35">the signal of </text:span><text:span text:style-name="T34">interrupt source and handler and calculate latency by </text:span><text:span text:style-name="T35">comparing time stamp</text:span></text:p>
          </table:table-cell>
        </table:table-row>
        <table:table-row table:style-name="TableLine2741173196160">
          <table:table-cell table:style-name="Table1.A1" office:value-type="string">
            <text:p text:style-name="P6"><text:span text:style-name="T2">44</text:span> </text:p>
          </table:table-cell>
          <table:table-cell table:style-name="Table1.A1" office:value-type="string">
            <text:p text:style-name="P6"><text:span text:style-name="T2">ISR</text:span> </text:p>
          </table:table-cell>
          <table:table-cell table:style-name="Table1.A1" office:value-type="string">
            <text:p text:style-name="P6"><text:span text:style-name="T2">What is NVIC in ARM Cortex? </text:span> </text:p>
          </table:table-cell>
          <table:table-cell table:style-name="Table1.A1" office:value-type="string">
            <text:p text:style-name="P6"> <text:span text:style-name="T36">NVIC is use for interrupt handling</text:span></text:p>
          </table:table-cell>
        </table:table-row>
        <table:table-row table:style-name="TableLine2741173196448">
          <table:table-cell table:style-name="Table1.A1" office:value-type="string">
            <text:p text:style-name="P6"><text:span text:style-name="T2">45</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change the interrupt priority level of the Cortex-M processor family? </text:span> </text:p>
          </table:table-cell>
          <table:table-cell table:style-name="Table1.A1" office:value-type="string">
            <text:p text:style-name="P6"> <text:span text:style-name="T36">yes</text:span></text:p>
          </table:table-cell>
        </table:table-row>
        <table:table-row table:style-name="TableLine2741173207104">
          <table:table-cell table:style-name="Table1.A1" office:value-type="string">
            <text:p text:style-name="P6"><text:span text:style-name="T2">46</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pass any parameter and return a value from the ISR?</text:span> </text:p>
          </table:table-cell>
          <table:table-cell table:style-name="Table1.A1" office:value-type="string">
            <text:p text:style-name="P6"> <text:span text:style-name="T36">no</text:span></text:p>
          </table:table-cell>
        </table:table-row>
        <text:soft-page-break/>
        <table:table-row table:style-name="TableLine2741173216608">
          <table:table-cell table:style-name="Table1.A1" office:value-type="string">
            <text:p text:style-name="P6"><text:span text:style-name="T2">47</text:span> </text:p>
          </table:table-cell>
          <table:table-cell table:style-name="Table1.A1" office:value-type="string">
            <text:p text:style-name="P6"><text:span text:style-name="T2">ISR</text:span> </text:p>
          </table:table-cell>
          <table:table-cell table:style-name="Table1.A1" office:value-type="string">
            <text:p text:style-name="P6"><text:span text:style-name="T2">Is it safe to call printf() inside Interrupt Service Routine (ISR)?</text:span> </text:p>
          </table:table-cell>
          <table:table-cell table:style-name="Table1.A1" office:value-type="string">
            <text:p text:style-name="P6"> <text:span text:style-name="T36">No</text:span></text:p>
          </table:table-cell>
        </table:table-row>
        <table:table-row table:style-name="TableLine2741173204224">
          <table:table-cell table:style-name="Table1.A1" office:value-type="string">
            <text:p text:style-name="P6"><text:span text:style-name="T2">48</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put a breakpoint inside ISR?</text:span> </text:p>
          </table:table-cell>
          <table:table-cell table:style-name="Table1.A1" office:value-type="string">
            <text:p text:style-name="P6"> <text:span text:style-name="T37">yes</text:span></text:p>
          </table:table-cell>
        </table:table-row>
        <table:table-row table:style-name="TableLine2741173207392">
          <table:table-cell table:style-name="Table1.A1" office:value-type="string">
            <text:p text:style-name="P6"><text:span text:style-name="T2">49</text:span> </text:p>
          </table:table-cell>
          <table:table-cell table:style-name="Table1.A1" office:value-type="string">
            <text:p text:style-name="P6"><text:span text:style-name="T2">ISR</text:span> </text:p>
          </table:table-cell>
          <table:table-cell table:style-name="Table1.A1" office:value-type="string">
            <text:p text:style-name="P6"><text:span text:style-name="T2">Explain the interrupt execution sequence?</text:span> </text:p>
          </table:table-cell>
          <table:table-cell table:style-name="Table1.A1" office:value-type="string">
            <text:p text:style-name="P13"><text:span text:style-name="T1"> </text:span><text:span text:style-name="T38">0.</text:span>Interrupt Request (IRQ) Signal: An external device sends an interrupt request signal to the CPU.</text:p>
            <text:list xml:id="list2225021875" text:style-name="L1">
              <text:list-item>
                <text:p text:style-name="P42">CPU Acknowledgment: The CPU receives the IRQ signal and acknowledges it.</text:p>
              </text:list-item>
              <text:list-item>
                <text:p text:style-name="P42">Context Switching: The CPU switches context from the current task being executed to the interrupt handler routine.</text:p>
              </text:list-item>
              <text:list-item>
                <text:p text:style-name="P42">Interrupt Handler Execution: The interrupt handler routine is executed. It saves the state of the current process, performs the necessary operations to handle the interrupt, and restores the state of the interrupted process once it completes its task.</text:p>
              </text:list-item>
              <text:list-item>
                <text:p text:style-name="P42">Return from Interrupt: Once the interrupt handler completes its task, it returns control back to the previously running process by restoring its saved state.</text:p>
              </text:list-item>
              <text:list-item>
                <text:p text:style-name="P42">Resuming Normal Execution: The previously interrupted process resumes its execution from the point where it was interrupted.</text:p>
              </text:list-item>
            </text:list>
            <text:p text:style-name="P6"/>
          </table:table-cell>
        </table:table-row>
        <table:table-row table:style-name="TableLine2741173209984">
          <table:table-cell table:style-name="Table1.A1" office:value-type="string">
            <text:p text:style-name="P6"><text:span text:style-name="T2">50</text:span> </text:p>
          </table:table-cell>
          <table:table-cell table:style-name="Table1.A1" office:value-type="string">
            <text:p text:style-name="P6"><text:span text:style-name="T2">ISR</text:span> </text:p>
          </table:table-cell>
          <table:table-cell table:style-name="Table1.A1" office:value-type="string">
            <text:p text:style-name="P6"><text:span text:style-name="T2">What are the causes of Interrupt Latency?</text:span> </text:p>
          </table:table-cell>
          <table:table-cell table:style-name="Table1.A1" office:value-type="string">
            <text:p text:style-name="P6"> </text:p>
          </table:table-cell>
        </table:table-row>
        <table:table-row table:style-name="TableLine2741173208544">
          <table:table-cell table:style-name="Table1.A1" office:value-type="string">
            <text:p text:style-name="P6"><text:span text:style-name="T2">51</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use any function inside ISR?</text:span> </text:p>
          </table:table-cell>
          <table:table-cell table:style-name="Table1.A1" office:value-type="string">
            <text:p text:style-name="P6"> <text:span text:style-name="T39">yes</text:span></text:p>
          </table:table-cell>
        </table:table-row>
        <table:table-row table:style-name="TableLine2741173213152">
          <table:table-cell table:style-name="Table1.A1" office:value-type="string">
            <text:p text:style-name="P6"><text:span text:style-name="T2">52</text:span> </text:p>
          </table:table-cell>
          <table:table-cell table:style-name="Table1.A1" office:value-type="string">
            <text:p text:style-name="P6"><text:span text:style-name="T2">ISR</text:span> </text:p>
          </table:table-cell>
          <table:table-cell table:style-name="Table1.A1" office:value-type="string">
            <text:p text:style-name="P6"><text:span text:style-name="T2">What is ISR </text:span> </text:p>
          </table:table-cell>
          <table:table-cell table:style-name="Table1.A1" office:value-type="string">
            <text:p text:style-name="P6"> <text:span text:style-name="T40">Interrupt service routine , when ever an interrupt come it will </text:span></text:p>
            <text:p text:style-name="P14">program counter will jump to ISR</text:p>
          </table:table-cell>
        </table:table-row>
        <table:table-row table:style-name="TableLine2741173216896">
          <table:table-cell table:style-name="Table1.A1" office:value-type="string">
            <text:p text:style-name="P6"><text:span text:style-name="T2">53</text:span> </text:p>
          </table:table-cell>
          <table:table-cell table:style-name="Table1.A1" office:value-type="string">
            <text:p text:style-name="P6"><text:span text:style-name="T2">Keywords</text:span> </text:p>
          </table:table-cell>
          <table:table-cell table:style-name="Table1.A1" office:value-type="string">
            <text:p text:style-name="P6"><text:span text:style-name="T2">What are the different Modifiers and qualiers in C</text:span> </text:p>
          </table:table-cell>
          <table:table-cell table:style-name="Table1.A1" office:value-type="string">
            <text:p text:style-name="P6"> <text:span text:style-name="T41">Modifiers : sign , unsigned ,long,short.</text:span></text:p>
            <text:p text:style-name="P15">Qualifiers : constant and volatile</text:p>
          </table:table-cell>
        </table:table-row>
        <table:table-row table:style-name="TableLine2741173210560">
          <table:table-cell table:style-name="Table1.A1" office:value-type="string">
            <text:p text:style-name="P6"><text:span text:style-name="T2">54</text:span> </text:p>
          </table:table-cell>
          <table:table-cell table:style-name="Table1.A1" office:value-type="string">
            <text:p text:style-name="P6"><text:span text:style-name="T2">Loops</text:span> </text:p>
          </table:table-cell>
          <table:table-cell table:style-name="Table1.A1" office:value-type="string">
            <text:p text:style-name="P6"><text:span text:style-name="T2">Infinite loops often arise in embedded systems. How do you write an infinite loop in C? </text:span> </text:p>
          </table:table-cell>
          <table:table-cell table:style-name="Table1.A1" office:value-type="string">
            <text:p text:style-name="P6"><text:span text:style-name="T2">use IDE and demonstrate.</text:span> </text:p>
          </table:table-cell>
        </table:table-row>
        <table:table-row table:style-name="TableLine2741173213728">
          <table:table-cell table:style-name="Table1.A1" office:value-type="string">
            <text:p text:style-name="P6"><text:span text:style-name="T2">55</text:span> </text:p>
          </table:table-cell>
          <table:table-cell table:style-name="Table1.A1" office:value-type="string">
            <text:p text:style-name="P6"><text:span text:style-name="T2">Loops</text:span> </text:p>
          </table:table-cell>
          <table:table-cell table:style-name="Table1.A1" office:value-type="string">
            <text:p text:style-name="P6"><text:span text:style-name="T2">Infinite loops often arise in embedded systems. How do you code an infinite</text:span> </text:p>
          </table:table-cell>
          <table:table-cell table:style-name="Table1.A1" office:value-type="string">
            <text:p text:style-name="P6"> <text:span text:style-name="T41">We can use while(1)</text:span></text:p>
          </table:table-cell>
        </table:table-row>
        <table:table-row table:style-name="TableLine2741173214016">
          <table:table-cell table:style-name="Table1.A1" office:value-type="string">
            <text:p text:style-name="P6"><text:span text:style-name="T2">56</text:span> </text:p>
          </table:table-cell>
          <table:table-cell table:style-name="Table1.A1" office:value-type="string">
            <text:p text:style-name="P6"><text:span text:style-name="T2">Loops</text:span> </text:p>
          </table:table-cell>
          <table:table-cell table:style-name="Table1.A1" office:value-type="string">
            <text:p text:style-name="P6"><text:span text:style-name="T2">Which loop is better FOR or WHILE loop? Which one is more efficient? How do you decide which loop to use.</text:span> </text:p>
          </table:table-cell>
          <table:table-cell table:style-name="Table1.A1" office:value-type="string">
            <text:p text:style-name="P6"><text:span text:style-name="T8">We use the for loop when the increment and initialization are very simple.</text:span><text:span text:style-name="T6"> </text:span><text:span text:style-name="T8">We use the while loop in the case of a complex initialization</text:span>  </text:p>
          </table:table-cell>
        </table:table-row>
        <table:table-row table:style-name="Table1.58">
          <table:table-cell table:style-name="Table1.A1" office:value-type="string">
            <text:p text:style-name="P6"><text:span text:style-name="T2">57</text:span> </text:p>
          </table:table-cell>
          <table:table-cell table:style-name="Table1.A1" office:value-type="string">
            <text:p text:style-name="P6"><text:span text:style-name="T2">Macros</text:span> </text:p>
          </table:table-cell>
          <table:table-cell table:style-name="Table1.A1" office:value-type="string">
            <text:p text:style-name="P6"><text:span text:style-name="T2">How Macros work. What are the standard macros available as a part of standard C library.</text:span> <text:line-break/><text:span text:style-name="T2">How macros are taken into consideration during compilation.</text:span> </text:p>
          </table:table-cell>
          <table:table-cell table:style-name="Table1.A1" office:value-type="string">
            <text:p text:style-name="P6"><text:span text:style-name="T4">Macro in c is defined by the #define directive. Macro is a name given to a piece of code, so </text:span><text:span text:style-name="T8">whenever the compiler encounters a macro in a program, it will replace it with the macro value</text:span>  </text:p>
          </table:table-cell>
        </table:table-row>
        <table:table-row table:style-name="TableLine2741173217472">
          <table:table-cell table:style-name="Table1.A1" office:value-type="string">
            <text:p text:style-name="P6"><text:span text:style-name="T2">58</text:span> </text:p>
          </table:table-cell>
          <table:table-cell table:style-name="Table1.A1" office:value-type="string">
            <text:p text:style-name="P6"><text:span text:style-name="T2">Macros</text:span> </text:p>
          </table:table-cell>
          <table:table-cell table:style-name="Table1.A1" office:value-type="string">
            <text:p text:style-name="P6"><text:span text:style-name="T2">Is it wise to have multi-line Macros? Under what circumstances multi-line macros to be used?</text:span> </text:p>
          </table:table-cell>
          <table:table-cell table:style-name="Table1.A1" office:value-type="string">
            <text:p text:style-name="P12"><text:span text:style-name="T1"> </text:span><text:span text:style-name="T11">We can write multi-line macro same like function, but each statement ends with “\”</text:span> </text:p>
          </table:table-cell>
        </table:table-row>
        <table:table-row table:style-name="TableLine2741173217184">
          <table:table-cell table:style-name="Table1.A1" office:value-type="string">
            <text:p text:style-name="P6"><text:span text:style-name="T2">59</text:span> </text:p>
          </table:table-cell>
          <table:table-cell table:style-name="Table1.A1" office:value-type="string">
            <text:p text:style-name="P6"><text:span text:style-name="T2">Macros</text:span> </text:p>
          </table:table-cell>
          <table:table-cell table:style-name="Table1.A1" office:value-type="string">
            <text:p text:style-name="P6"><text:span text:style-name="T2">#include &lt;stdio.h&gt;</text:span> <text:line-break/><text:span text:style-name="T2">#define MIN(a,b) ((a)&gt;(b)?(a):(b))</text:span> <text:line-break/><text:span text:style-name="T2">void main() </text:span> <text:line-break/><text:span text:style-name="T2">{  </text:span> <text:line-break/>   <text:span text:style-name="T2">printf("The number is: %d\n", MIN(10,20));    </text:span> <text:line-break/><text:span text:style-name="T2">}</text:span> <text:line-break/><text:span text:style-name="T2">What would be printed?</text:span> </text:p>
          </table:table-cell>
          <table:table-cell table:style-name="Table1.A1" office:value-type="string">
            <text:p text:style-name="P6"><text:span text:style-name="T42">20</text:span> </text:p>
          </table:table-cell>
        </table:table-row>
        <table:table-row table:style-name="TableLine2741173210848">
          <table:table-cell table:style-name="Table1.A1" office:value-type="string">
            <text:p text:style-name="P6"><text:span text:style-name="T2">60</text:span> </text:p>
          </table:table-cell>
          <table:table-cell table:style-name="Table1.A1" office:value-type="string">
            <text:p text:style-name="P6"><text:span text:style-name="T2">Macros</text:span> </text:p>
          </table:table-cell>
          <table:table-cell table:style-name="Table1.A1" office:value-type="string">
            <text:p text:style-name="P6"><text:span text:style-name="T2">Write a program using the below</text:span> <text:line-break/><text:span text:style-name="T2">_DATE_</text:span> <text:line-break/><text:span text:style-name="T2">_TIME_</text:span> <text:line-break/><text:span text:style-name="T2">_FILE_</text:span> <text:line-break/><text:soft-page-break/><text:span text:style-name="T2">_LINE_</text:span> <text:line-break/><text:span text:style-name="T2">_STDC_</text:span> </text:p>
          </table:table-cell>
          <table:table-cell table:style-name="Table1.A1" office:value-type="string">
            <text:p text:style-name="P6"> </text:p>
          </table:table-cell>
        </table:table-row>
        <table:table-row table:style-name="TableLine2741173217760">
          <table:table-cell table:style-name="Table1.A1" office:value-type="string">
            <text:p text:style-name="P6"><text:span text:style-name="T2">61</text:span> </text:p>
          </table:table-cell>
          <table:table-cell table:style-name="Table1.A1" office:value-type="string">
            <text:p text:style-name="P6"><text:span text:style-name="T2">MCU</text:span> </text:p>
          </table:table-cell>
          <table:table-cell table:style-name="Table1.A1" office:value-type="string">
            <text:p text:style-name="P6"><text:span text:style-name="T2">How do you use float variable in MCU?</text:span> </text:p>
          </table:table-cell>
          <table:table-cell table:style-name="Table1.A1" office:value-type="string">
            <text:p text:style-name="P6"> </text:p>
          </table:table-cell>
        </table:table-row>
        <table:table-row table:style-name="TableLine2741173211712">
          <table:table-cell table:style-name="Table1.A1" office:value-type="string">
            <text:p text:style-name="P6"><text:span text:style-name="T2">62</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to access the fixed memory location in embedded C? Demonstrate a program </text:span> </text:p>
          </table:table-cell>
          <table:table-cell table:style-name="Table1.A1" office:value-type="string">
            <text:p text:style-name="P6"><text:span text:style-name="T2">use IDE and demonstrate.</text:span> </text:p>
          </table:table-cell>
        </table:table-row>
        <table:table-row table:style-name="TableLine2741173203936">
          <table:table-cell table:style-name="Table1.A1" office:value-type="string">
            <text:p text:style-name="P6"><text:span text:style-name="T2">63</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to detect stack corruption? </text:span> </text:p>
          </table:table-cell>
          <table:table-cell table:style-name="Table1.A1" office:value-type="string">
            <text:p text:style-name="P6"><text:span text:style-name="T2">use IDE and demonstrate.</text:span> </text:p>
          </table:table-cell>
        </table:table-row>
        <table:table-row table:style-name="TableLine2741173208832">
          <table:table-cell table:style-name="Table1.A1" office:value-type="string">
            <text:p text:style-name="P6"><text:span text:style-name="T2">64</text:span> </text:p>
          </table:table-cell>
          <table:table-cell table:style-name="Table1.A1" office:value-type="string">
            <text:p text:style-name="P6"><text:span text:style-name="T2">Memory</text:span> </text:p>
          </table:table-cell>
          <table:table-cell table:style-name="Table1.A1" office:value-type="string">
            <text:p text:style-name="P6"><text:span text:style-name="T2">If stack corruption is happening how you can avoid them? Demonstrate using a program </text:span> </text:p>
          </table:table-cell>
          <table:table-cell table:style-name="Table1.A1" office:value-type="string">
            <text:p text:style-name="P6"><text:span text:style-name="T2">use IDE and demonstrate.</text:span> </text:p>
          </table:table-cell>
        </table:table-row>
        <table:table-row table:style-name="TableLine2741173205664">
          <table:table-cell table:style-name="Table1.A1" office:value-type="string">
            <text:p text:style-name="P6"><text:span text:style-name="T2">65</text:span> </text:p>
          </table:table-cell>
          <table:table-cell table:style-name="Table1.A1" office:value-type="string">
            <text:p text:style-name="P6"><text:span text:style-name="T2">Memory</text:span> </text:p>
          </table:table-cell>
          <table:table-cell table:style-name="Table1.A1" office:value-type="string">
            <text:p text:style-name="P6"><text:span text:style-name="T2">Given a range location address  1500 to 2500. Shift a data on 2000 to 3000 location</text:span> </text:p>
          </table:table-cell>
          <table:table-cell table:style-name="Table1.A1" office:value-type="string">
            <text:p text:style-name="P6"><text:span text:style-name="T2">use IDE and demonstrate.</text:span> </text:p>
          </table:table-cell>
        </table:table-row>
        <table:table-row table:style-name="TableLine2741173212288">
          <table:table-cell table:style-name="Table1.A1" office:value-type="string">
            <text:p text:style-name="P6"><text:span text:style-name="T2">66</text:span> </text:p>
          </table:table-cell>
          <table:table-cell table:style-name="Table1.A1" office:value-type="string">
            <text:p text:style-name="P6"><text:span text:style-name="T2">Memory</text:span> </text:p>
          </table:table-cell>
          <table:table-cell table:style-name="Table1.A1" office:value-type="string">
            <text:p text:style-name="P6"><text:span text:style-name="T2">Explain memory layout in C and how different variables are stored. What is reason for initializing and not initializing variables in memory </text:span> </text:p>
          </table:table-cell>
          <table:table-cell table:style-name="Table1.A1" office:value-type="string">
            <text:p text:style-name="P8"> <text:span text:style-name="T43">C memory layout contains</text:span></text:p>
            <text:p text:style-name="P8"><text:span text:style-name="T43">, </text:span><text:span text:style-name="T44">T</text:span><text:span text:style-name="T46">ext section</text:span><text:span text:style-name="T43"> in which executable instruction is present ,</text:span></text:p>
            <text:p text:style-name="P8"><text:span text:style-name="T43"><text:s/></text:span><text:span text:style-name="T44">I</text:span><text:span text:style-name="T46">nitialized data section</text:span><text:span text:style-name="T43"> in which initialized static and global variable is present .</text:span></text:p>
            <text:p text:style-name="P8"><text:span text:style-name="T43"><text:s/></text:span><text:span text:style-name="T46">Uninitialized data section</text:span><text:span text:style-name="T43"> also know as BSS block starter by symbol in which uninitialized global and static variable and variable initialized to to 0 is present .</text:span></text:p>
            <text:p text:style-name="P8"><text:span text:style-name="T47">Stack</text:span><text:span text:style-name="T44"> is traditionally adjoined with heap , and grew in opposite direction. Every time function call it pushes some value in stack , that cll stack frame , auto variable is store in stack .</text:span></text:p>
            <text:p text:style-name="P16"><text:span text:style-name="T45">Heap</text:span> is use for dynamic memory allocation, manage by alloc calloc and free.</text:p>
          </table:table-cell>
        </table:table-row>
        <table:table-row table:style-name="TableLine2741173204800">
          <table:table-cell table:style-name="Table1.A1" office:value-type="string">
            <text:p text:style-name="P6"><text:span text:style-name="T2">67</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is the stack overflow </text:span> </text:p>
          </table:table-cell>
          <table:table-cell table:style-name="Table1.A1" office:value-type="string">
            <text:p text:style-name="P6"> <text:span text:style-name="T48">If program consume more memory ,then stack over flow will occur because stack size is limited in computer memory</text:span></text:p>
          </table:table-cell>
        </table:table-row>
        <table:table-row table:style-name="TableLine2741173210272">
          <table:table-cell table:style-name="Table1.A1" office:value-type="string">
            <text:p text:style-name="P6"><text:span text:style-name="T2">68</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is the cause of the stack overflow </text:span> </text:p>
          </table:table-cell>
          <table:table-cell table:style-name="Table1.A1" office:value-type="string">
            <text:p text:style-name="P6"> <text:span text:style-name="T48">If a function is call recursively infinite times then function can’t store large number of local variable. If a large number of local variable is define then also stack overflow error can come </text:span></text:p>
          </table:table-cell>
        </table:table-row>
        <table:table-row table:style-name="Table1.70">
          <table:table-cell table:style-name="Table1.A1" office:value-type="string">
            <text:p text:style-name="P6"><text:span text:style-name="T2">69</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you can access memory from hardware point. Demonstrate using program </text:span> </text:p>
          </table:table-cell>
          <table:table-cell table:style-name="Table1.A1" office:value-type="string">
            <text:p text:style-name="P6"> </text:p>
          </table:table-cell>
        </table:table-row>
        <table:table-row table:style-name="TableLine2741173204512">
          <table:table-cell table:style-name="Table1.A1" office:value-type="string">
            <text:p text:style-name="P6"><text:span text:style-name="T2">70</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are the different addressing modes </text:span> </text:p>
          </table:table-cell>
          <table:table-cell table:style-name="Table1.A1" office:value-type="string">
            <text:p text:style-name="P12"><text:span text:style-name="T1"> </text:span><text:span text:style-name="T7">Immediate AddressingMode.</text:span></text:p>
            <text:list xml:id="list1627587978" text:style-name="L2">
              <text:list-item>
                <text:p text:style-name="P47">Register AddressingMode.</text:p>
              </text:list-item>
              <text:list-item>
                <text:p text:style-name="P47">Direct AddressingMode.</text:p>
              </text:list-item>
              <text:list-item>
                <text:p text:style-name="P47">Register IndirectAddressing Mode.</text:p>
              </text:list-item>
              <text:list-item>
                <text:p text:style-name="P47">Indexed AddressingMode.</text:p>
              </text:list-item>
              <text:list-item>
                <text:p text:style-name="P47">Implied AddressingMode.</text:p>
              </text:list-item>
            </text:list>
            <text:p text:style-name="P6"/>
          </table:table-cell>
        </table:table-row>
        <table:table-row table:style-name="TableLine2741173209408">
          <table:table-cell table:style-name="Table1.A1" office:value-type="string">
            <text:p text:style-name="P6"><text:span text:style-name="T2">71</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are the different situation which results in memory corruptions and how do you overcome?</text:span> </text:p>
          </table:table-cell>
          <table:table-cell table:style-name="Table1.A1" office:value-type="string">
            <text:p text:style-name="P7"/>
            <text:list xml:id="list36838257" text:style-name="L3">
              <text:list-item>
                <text:p text:style-name="P43">Use after free: When a program continues to use memory after it has been freed, the memory can be overwritten with new data, resulting in memory corruption.</text:p>
              </text:list-item>
              <text:list-item>
                <text:p text:style-name="P43">Stack smashing: When a program overflows the stack, it can overwrite the return address or other important data on the stack, leading to memory corruption.</text:p>
              </text:list-item>
              <text:list-item>
                <text:p text:style-name="P43">Null pointer dereferences: When a program attempts to access memory using a null pointer, it can cause a segmentation fault or other error, resulting in memory corruption.</text:p>
              </text:list-item>
              <text:list-item>
                <text:p text:style-name="P43">Heap overflows: When a program overwrites memory in the heap, it can cause memory corruption.</text:p>
              </text:list-item>
              <text:list-item>
                <text:p text:style-name="P44">Buffer overflows: When a program attempts to write more data to a buffer than it can hold, it can overwrite adjacent memory areas, causing <text:soft-page-break/>memory corruption.</text:p>
              </text:list-item>
            </text:list>
            <text:p text:style-name="P11"><text:line-break/>Memory corruption can occur in a variety of situations, including:</text:p>
            <text:list xml:id="list1079286246" text:style-name="L4">
              <text:list-item>
                <text:p text:style-name="P45">Buffer overflows: When a program attempts to write more data to a buffer than it can hold, it can overwrite adjacent memory areas, causing memory corruption.</text:p>
              </text:list-item>
              <text:list-item>
                <text:p text:style-name="P45">Use after free: When a program continues to use memory after it has been freed, the memory can be overwritten with new data, resulting in memory corruption.</text:p>
              </text:list-item>
              <text:list-item>
                <text:p text:style-name="P45">Stack smashing: When a program overflows the stack, it can overwrite the return address or other important data on the stack, leading to memory corruption.</text:p>
              </text:list-item>
              <text:list-item>
                <text:p text:style-name="P45">Null pointer dereferences: When a program attempts to access memory using a null pointer, it can cause a segmentation fault or other error, resulting in memory corruption.</text:p>
              </text:list-item>
              <text:list-item>
                <text:p text:style-name="P45">Heap overflows: When a program overwrites memory in the heap, it can cause memory corruption.</text:p>
              </text:list-item>
            </text:list>
            <text:p text:style-name="P20">To overcome memory corruption, you can take several steps:</text:p>
            <text:list xml:id="list1334473804" text:style-name="L5">
              <text:list-item>
                <text:p text:style-name="P46">Use programming languages that have built-in memory management, such as Java or Python.</text:p>
              </text:list-item>
              <text:list-item>
                <text:p text:style-name="P46">Use static code analysis tools that can detect potential memory corruption vulnerabilities before the code is even compiled.</text:p>
              </text:list-item>
              <text:list-item>
                <text:p text:style-name="P46">Use dynamic code analysis tools that can detect memory corruption at runtime.</text:p>
              </text:list-item>
              <text:list-item>
                <text:p text:style-name="P46">Use compiler flags that can help detect or prevent memory corruption, such as -fstack-protector and -fstack-protector-all.</text:p>
              </text:list-item>
              <text:list-item>
                <text:p text:style-name="P46">Use defensive programming techniques, such as input validation and boundary checks, to prevent buffer overflows and other memory corruption vulnerabilities.</text:p>
              </text:list-item>
              <text:list-item>
                <text:p text:style-name="P46">Use tools such as Valgrind, which can help detect memory leaks, buffer overflows, and other memory-related issues during runtime testing.</text:p>
              </text:list-item>
            </text:list>
            <text:p text:style-name="P11"/>
            <text:p text:style-name="P6"> </text:p>
          </table:table-cell>
        </table:table-row>
        <table:table-row table:style-name="TableLine2741173216032">
          <table:table-cell table:style-name="Table1.A1" office:value-type="string">
            <text:p text:style-name="P6"><text:span text:style-name="T2">72</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is the difference between memcpy and memmove</text:span> </text:p>
          </table:table-cell>
          <table:table-cell table:style-name="Table1.A1" office:value-type="string">
            <text:p text:style-name="P1"><text:span text:style-name="T50"> </text:span><text:span text:style-name="Source_20_Text"><text:span text:style-name="T51">memcpy()</text:span></text:span><text:span text:style-name="T49"> is used to copy a block of memory </text:span><text:soft-page-break/><text:span text:style-name="T49">from one location to another. It takes three arguments: the destination pointer, the source pointer, and the number of bytes to copy. If the source and destination memory regions overlap, </text:span><text:span text:style-name="Source_20_Text"><text:span text:style-name="T51">memcpy()</text:span></text:span><text:span text:style-name="T49"> behavior is undefined, meaning it can produce unexpected and inconsistent results.</text:span></text:p>
            <text:p text:style-name="P33"><text:span text:style-name="T49">On the other hand, </text:span><text:span text:style-name="Source_20_Text"><text:span text:style-name="T51">memmove()</text:span></text:span><text:span text:style-name="T49"> is also used to copy a block of memory from one location to another, but it can handle overlapping memory regions. It takes three arguments: the destination pointer, the source pointer, and the number of bytes to copy. </text:span><text:span text:style-name="Source_20_Text"><text:span text:style-name="T51">memmove()</text:span></text:span><text:span text:style-name="T49"> ensures that the copying is done correctly, even if the source and destination memory regions overlap. This is accomplished by copying the memory in a temporary buffer, and then copying it to the destination</text:span></text:p>
            <text:p text:style-name="P6"/>
          </table:table-cell>
        </table:table-row>
        <table:table-row table:style-name="Table1.74">
          <table:table-cell table:style-name="Table1.A1" office:value-type="string">
            <text:p text:style-name="P6"><text:span text:style-name="T2">73</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are the different functions supported by Stack?</text:span> </text:p>
          </table:table-cell>
          <table:table-cell table:style-name="Table1.A1" office:value-type="string">
            <text:p text:style-name="P24"><text:span text:style-name="T1"> </text:span><text:span text:style-name="T7">push : Adds an element to the top of the stack.</text:span></text:p>
            <text:list xml:id="list3729656828" text:style-name="L6">
              <text:list-item>
                <text:p text:style-name="P48">pop : Removes the topmost element from the stack.</text:p>
              </text:list-item>
              <text:list-item>
                <text:p text:style-name="P48">isEmpty : Checks whether the stack is empty.</text:p>
              </text:list-item>
              <text:list-item>
                <text:p text:style-name="P48">isFull : Checks whether the stack is full.</text:p>
              </text:list-item>
              <text:list-item>
                <text:p text:style-name="P48">top : Displays the topmost element of the stack.</text:p>
              </text:list-item>
            </text:list>
            <text:p text:style-name="P25"/>
          </table:table-cell>
        </table:table-row>
        <table:table-row table:style-name="TableLine2741173215744">
          <table:table-cell table:style-name="Table1.A1" office:value-type="string">
            <text:p text:style-name="P6"><text:span text:style-name="T2">74</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to access the fixed memory location in embedded C</text:span> </text:p>
          </table:table-cell>
          <table:table-cell table:style-name="Table1.A1" office:value-type="string">
            <text:p text:style-name="P1"><text:span text:style-name="T33"> </text:span><text:span text:style-name="Source_20_Text"><text:span text:style-name="T12">//Memory address, you want to access</text:span></text:span></text:p>
            <text:p text:style-name="P5"><text:span text:style-name="Source_20_Text"><text:span text:style-name="T13">#</text:span></text:span><text:span text:style-name="Source_20_Text"><text:span text:style-name="T14">define</text:span></text:span><text:span text:style-name="Source_20_Text"><text:span text:style-name="T13"> RW_FLAG 0x1FFF7800</text:span></text:span></text:p>
            <text:p text:style-name="P5"><text:span text:style-name="Source_20_Text"><text:span text:style-name="T12">//Pointer to access the Memory address</text:span></text:span></text:p>
            <text:p text:style-name="P5"><text:span text:style-name="Source_20_Text"><text:span text:style-name="T14">volatile</text:span></text:span><text:span text:style-name="Source_20_Text"><text:span text:style-name="T15"> uint32_t </text:span></text:span><text:span text:style-name="Source_20_Text"><text:span text:style-name="T16">*</text:span></text:span><text:span text:style-name="Source_20_Text"><text:span text:style-name="T15">flagAddress </text:span></text:span><text:span text:style-name="Source_20_Text"><text:span text:style-name="T16">=</text:span></text:span><text:span text:style-name="Source_20_Text"><text:span text:style-name="T15"> </text:span></text:span><text:span text:style-name="Source_20_Text"><text:span text:style-name="T13">NULL</text:span></text:span><text:span text:style-name="Source_20_Text"><text:span text:style-name="T17">;</text:span></text:span></text:p>
            <text:p text:style-name="P5"><text:span text:style-name="Source_20_Text"><text:span text:style-name="T12">//variable to stored the read value</text:span></text:span></text:p>
            <text:p text:style-name="P5"><text:span text:style-name="Source_20_Text"><text:span text:style-name="T15">uint32_t readData </text:span></text:span><text:span text:style-name="Source_20_Text"><text:span text:style-name="T16">=</text:span></text:span><text:span text:style-name="Source_20_Text"><text:span text:style-name="T15"> </text:span></text:span><text:span text:style-name="Source_20_Text"><text:span text:style-name="T13">0</text:span></text:span><text:span text:style-name="Source_20_Text"><text:span text:style-name="T17">;</text:span></text:span></text:p>
            <text:p text:style-name="P5"><text:span text:style-name="Source_20_Text"><text:span text:style-name="T12">//Assign addres to the pointer</text:span></text:span></text:p>
            <text:p text:style-name="P5"><text:span text:style-name="Source_20_Text"><text:span text:style-name="T15">flagAddress </text:span></text:span><text:span text:style-name="Source_20_Text"><text:span text:style-name="T16">=</text:span></text:span><text:span text:style-name="Source_20_Text"><text:span text:style-name="T15"> </text:span></text:span><text:span text:style-name="Source_20_Text"><text:span text:style-name="T17">(</text:span></text:span><text:span text:style-name="Source_20_Text"><text:span text:style-name="T14">volatile</text:span></text:span><text:span text:style-name="Source_20_Text"><text:span text:style-name="T15"> uint32_t </text:span></text:span><text:span text:style-name="Source_20_Text"><text:span text:style-name="T16">*</text:span></text:span><text:span text:style-name="Source_20_Text"><text:span text:style-name="T17">)</text:span></text:span><text:span text:style-name="Source_20_Text"><text:span text:style-name="T15">RW_FLAG</text:span></text:span><text:span text:style-name="Source_20_Text"><text:span text:style-name="T17">;</text:span></text:span></text:p>
            <text:p text:style-name="P5"><text:span text:style-name="Source_20_Text"><text:span text:style-name="T12">//Read value from memory</text:span></text:span></text:p>
            <text:p text:style-name="P5"><text:span text:style-name="Source_20_Text"><text:span text:style-name="T16">*</text:span></text:span><text:span text:style-name="Source_20_Text"><text:span text:style-name="T15"> flagAddress </text:span></text:span><text:span text:style-name="Source_20_Text"><text:span text:style-name="T16">=</text:span></text:span><text:span text:style-name="Source_20_Text"><text:span text:style-name="T15"> </text:span></text:span><text:span text:style-name="Source_20_Text"><text:span text:style-name="T13">12</text:span></text:span><text:span text:style-name="Source_20_Text"><text:span text:style-name="T17">;</text:span></text:span><text:span text:style-name="Source_20_Text"><text:span text:style-name="T15"> </text:span></text:span><text:span text:style-name="Source_20_Text"><text:span text:style-name="T12">// Write</text:span></text:span></text:p>
            <text:p text:style-name="P5"><text:span text:style-name="Source_20_Text"><text:span text:style-name="T12">//Write value to the memory</text:span></text:span></text:p>
            <text:p text:style-name="P4"><text:span text:style-name="Source_20_Text"><text:span text:style-name="T15">readData </text:span></text:span><text:span text:style-name="Source_20_Text"><text:span text:style-name="T16">=</text:span></text:span><text:span text:style-name="Source_20_Text"><text:span text:style-name="T15"> </text:span></text:span><text:span text:style-name="Source_20_Text"><text:span text:style-name="T16">*</text:span></text:span><text:span text:style-name="Source_20_Text"><text:span text:style-name="T15"> flagAddress</text:span></text:span><text:span text:style-name="Source_20_Text"><text:span text:style-name="T17">;</text:span></text:span></text:p>
            <text:p text:style-name="P31"/>
          </table:table-cell>
        </table:table-row>
        <table:table-row table:style-name="TableLine2741173211136">
          <table:table-cell table:style-name="Table1.A1" office:value-type="string">
            <text:p text:style-name="P6"><text:span text:style-name="T2">75</text:span> </text:p>
          </table:table-cell>
          <table:table-cell table:style-name="Table1.A1" office:value-type="string">
            <text:p text:style-name="P6"><text:span text:style-name="T2">Numbers</text:span> </text:p>
          </table:table-cell>
          <table:table-cell table:style-name="Table1.A1" office:value-type="string">
            <text:p text:style-name="P6"><text:span text:style-name="T2">Write a program to check if the number is a palindrome </text:span> </text:p>
          </table:table-cell>
          <table:table-cell table:style-name="Table1.A1" office:value-type="string">
            <text:p text:style-name="P6"><text:span text:style-name="T2">use IDE and demonstrate.</text:span> </text:p>
          </table:table-cell>
        </table:table-row>
        <table:table-row table:style-name="TableLine2741173216320">
          <table:table-cell table:style-name="Table1.A1" office:value-type="string">
            <text:p text:style-name="P6"><text:span text:style-name="T2">76</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the difference? </text:span> <text:line-break/><text:span text:style-name="T2">int const *p = &amp;i;  </text:span> <text:line-break/><text:span text:style-name="T2">int * const p = &amp;i; </text:span> <text:line-break/><text:span text:style-name="T2">When do we use? </text:span> </text:p>
          </table:table-cell>
          <table:table-cell table:style-name="Table1.A1" office:value-type="string">
            <text:p text:style-name="P1"><text:span text:style-name="T50"> </text:span><text:span text:style-name="T49">The statement </text:span><text:span text:style-name="Source_20_Text"><text:span text:style-name="T51">int const *p = &amp;i;</text:span></text:span><text:span text:style-name="T49"> declares a pointer </text:span><text:span text:style-name="Source_20_Text"><text:span text:style-name="T51">p</text:span></text:span><text:span text:style-name="T49"> to an integer constant. This means that the value of the integer being pointed to by </text:span><text:span text:style-name="Source_20_Text"><text:span text:style-name="T51">p</text:span></text:span><text:span text:style-name="T49"> cannot be modified through </text:span><text:span text:style-name="Source_20_Text"><text:span text:style-name="T51">p</text:span></text:span><text:span text:style-name="T49">, but </text:span><text:span text:style-name="Source_20_Text"><text:span text:style-name="T51">p</text:span></text:span><text:span text:style-name="T49"> itself can be modified to point to a different integer. In other words, </text:span><text:span text:style-name="Source_20_Text"><text:span text:style-name="T51">p</text:span></text:span><text:span text:style-name="T49"> is a non-constant pointer to a constant integer.</text:span></text:p>
            <text:p text:style-name="P33"><text:span text:style-name="T49">The statement </text:span><text:span text:style-name="Source_20_Text"><text:span text:style-name="T51">int * const p = &amp;i;</text:span></text:span><text:span text:style-name="T49"> declares a constant pointer </text:span><text:span text:style-name="Source_20_Text"><text:span text:style-name="T51">p</text:span></text:span><text:span text:style-name="T49"> to an integer. This means that the memory location pointed to by </text:span><text:span text:style-name="Source_20_Text"><text:span text:style-name="T51">p</text:span></text:span><text:span text:style-name="T49"> cannot be changed, but the value stored at that memory location can be modified. In other words, </text:span><text:span text:style-name="Source_20_Text"><text:span text:style-name="T51">p</text:span></text:span><text:span text:style-name="T49"> is a constant pointer to a non-constant integer.</text:span></text:p>
            <text:p text:style-name="P6"/>
          </table:table-cell>
        </table:table-row>
        <table:table-row table:style-name="TableLine2741173211424">
          <table:table-cell table:style-name="Table1.A1" office:value-type="string">
            <text:p text:style-name="P6"><text:span text:style-name="T2">77</text:span> </text:p>
          </table:table-cell>
          <table:table-cell table:style-name="Table1.A1" office:value-type="string">
            <text:p text:style-name="P6"><text:span text:style-name="T2">Pointer </text:span> </text:p>
          </table:table-cell>
          <table:table-cell table:style-name="Table1.A1" office:value-type="string">
            <text:p text:style-name="P6"><text:span text:style-name="T2">How do you define and when do we use? </text:span> <text:line-break/><text:soft-page-break/><text:span text:style-name="T2">Constant integer </text:span> <text:line-break/><text:span text:style-name="T2">Constant pointer to integer </text:span> <text:line-break/><text:span text:style-name="T2">Constant pointer to constant integer </text:span> </text:p>
          </table:table-cell>
          <table:table-cell table:style-name="Table1.A1" office:value-type="string">
            <text:p text:style-name="P9"> <text:span text:style-name="T2">Constant integer </text:span> : <text:span text:style-name="T54">const int</text:span><text:line-break/><text:soft-page-break/><text:span text:style-name="T2">Constant pointer to integer </text:span>  <text:span text:style-name="T54">int * const</text:span><text:line-break/><text:span text:style-name="T2">Constant pointer to constant integer </text:span>  <text:span text:style-name="T54">const int * const</text:span> </text:p>
          </table:table-cell>
        </table:table-row>
        <table:table-row table:style-name="TableLine2741173205088">
          <table:table-cell table:style-name="Table1.A1" office:value-type="string">
            <text:p text:style-name="P6"><text:span text:style-name="T2">78</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are function pointers and when do we use it? </text:span> </text:p>
          </table:table-cell>
          <table:table-cell table:style-name="Table1.A1" office:value-type="string">
            <text:p text:style-name="P24"><text:span text:style-name="T1"> </text:span><text:span text:style-name="T20">In C and C++, a function pointer is a variable that stores the address of a function that can be called at a later time. Function pointers allow functions to be passed as arguments to other functions, returned as values from functions, and assigned to variables</text:span> .</text:p>
          </table:table-cell>
        </table:table-row>
        <table:table-row table:style-name="TableLine2741173205376">
          <table:table-cell table:style-name="Table1.A1" office:value-type="string">
            <text:p text:style-name="P6"><text:span text:style-name="T2">79</text:span> </text:p>
          </table:table-cell>
          <table:table-cell table:style-name="Table1.A1" office:value-type="string">
            <text:p text:style-name="P6"><text:span text:style-name="T2">Pointer </text:span> </text:p>
          </table:table-cell>
          <table:table-cell table:style-name="Table1.A1" office:value-type="string">
            <text:p text:style-name="P6"><text:span text:style-name="T2">How char pointer and integer pointer access data from memory </text:span> </text:p>
          </table:table-cell>
          <table:table-cell table:style-name="Table1.A1" office:value-type="string">
            <text:p text:style-name="P24"><text:span text:style-name="T1"> </text:span><text:span text:style-name="T20">char pointers are used to access memory as bytes of character data, while integer pointers are used to access memory as 4-byte integer values. The way we interpret the memory depends on the type of pointer we are using.</text:span> </text:p>
          </table:table-cell>
        </table:table-row>
        <table:table-row table:style-name="TableLine2741173212000">
          <table:table-cell table:style-name="Table1.A1" office:value-type="string">
            <text:p text:style-name="P6"><text:span text:style-name="T2">80</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a function pointer? </text:span> </text:p>
          </table:table-cell>
          <table:table-cell table:style-name="Table1.A1" office:value-type="string">
            <text:p text:style-name="P22"><text:span text:style-name="T19">a function pointer is a variable that stores the memory address of a function. Function pointers enable us to pass functions as arguments to other functions, return functions from functions, and store functions in arrays or other data structures.</text:span> <text:s text:c="2"/><text:span text:style-name="T55">(*func)(int)(int);</text:span></text:p>
          </table:table-cell>
        </table:table-row>
        <table:table-row table:style-name="TableLine2741173212576">
          <table:table-cell table:style-name="Table1.A1" office:value-type="string">
            <text:p text:style-name="P6"><text:span text:style-name="T2">81</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Structure pointer. When do we use it? </text:span> </text:p>
          </table:table-cell>
          <table:table-cell table:style-name="Table1.A1" office:value-type="string">
            <text:p text:style-name="P17">Structure pointer is the pointer which store the memory address of structure , it is used in linkedlist</text:p>
          </table:table-cell>
        </table:table-row>
        <table:table-row table:style-name="TableLine2741173205952">
          <table:table-cell table:style-name="Table1.A1" office:value-type="string">
            <text:p text:style-name="P6"><text:span text:style-name="T2">82</text:span> </text:p>
          </table:table-cell>
          <table:table-cell table:style-name="Table1.A1" office:value-type="string">
            <text:p text:style-name="P6"><text:span text:style-name="T2">Pointer </text:span> </text:p>
          </table:table-cell>
          <table:table-cell table:style-name="Table1.A1" office:value-type="string">
            <text:p text:style-name="P6"><text:span text:style-name="T2">Can we have a volatile pointer</text:span> </text:p>
          </table:table-cell>
          <table:table-cell table:style-name="Table1.A1" office:value-type="string">
            <text:p text:style-name="P1"><text:span text:style-name="T50"> </text:span><text:span text:style-name="T21">A </text:span><text:span text:style-name="Source_20_Text"><text:span text:style-name="T51">volatile</text:span></text:span><text:span text:style-name="T24"> </text:span><text:span text:style-name="T21">pointer is a pointer that points to a memory location that can be modified outside the scope of the program</text:span><text:span text:style-name="T49"> </text:span></text:p>
          </table:table-cell>
        </table:table-row>
        <table:table-row table:style-name="TableLine2741173212864">
          <table:table-cell table:style-name="Table1.A1" office:value-type="string">
            <text:p text:style-name="P6"><text:span text:style-name="T2">83</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the difference between an uninitialized pointer and a null pointer?</text:span> </text:p>
          </table:table-cell>
          <table:table-cell table:style-name="Table1.A1" office:value-type="string">
            <text:p text:style-name="P21"><text:span text:style-name="T53"> </text:span><text:span text:style-name="T22">An uninitialized pointer is a pointer variable that has not been assigned a value yet. It may contain a garbage value or a value that was previously stored in that memory location. When we dereference an uninitialized pointer, we are accessing a memory location that may or may not contain valid data, which can lead to undefined behavior. </text:span></text:p>
            <text:p text:style-name="P35"/>
            <text:p text:style-name="P21"><text:span text:style-name="T22">A null pointer, on the other hand, is a pointer that points to a reserved memory location that is guaranteed to be invalid. A null pointer is represented in C as a special constant value </text:span><text:span text:style-name="Source_20_Text"><text:span text:style-name="T25">NULL</text:span></text:span><text:span text:style-name="T22">, which is typically defined as </text:span><text:span text:style-name="Source_20_Text"><text:span text:style-name="T25">((void*)0)</text:span></text:span><text:span text:style-name="T22">. When we dereference a null pointer, we are accessing an invalid memory location, which also leads to undefined behavior. </text:span></text:p>
          </table:table-cell>
        </table:table-row>
        <table:table-row table:style-name="TableLine2741173206528">
          <table:table-cell table:style-name="Table1.A1" office:value-type="string">
            <text:p text:style-name="P6"><text:span text:style-name="T2">84</text:span> </text:p>
          </table:table-cell>
          <table:table-cell table:style-name="Table1.A1" office:value-type="string">
            <text:p text:style-name="P6"><text:span text:style-name="T2">Pointers</text:span> </text:p>
          </table:table-cell>
          <table:table-cell table:style-name="Table1.A1" office:value-type="string">
            <text:p text:style-name="P6"><text:span text:style-name="T2">What is the difference</text:span> <text:line-break/><text:span text:style-name="T2">- char *p = "hello"</text:span> <text:line-break/><text:span text:style-name="T2">- char s[] = "hello"</text:span> </text:p>
          </table:table-cell>
          <table:table-cell table:style-name="Table1.A1" office:value-type="string">
            <text:p text:style-name="P6"><text:span text:style-name="T2">use IDE and demonstrate.</text:span> </text:p>
          </table:table-cell>
        </table:table-row>
        <table:table-row table:style-name="TableLine2741173213440">
          <table:table-cell table:style-name="Table1.A1" office:value-type="string">
            <text:p text:style-name="P6"><text:span text:style-name="T2">85</text:span> </text:p>
          </table:table-cell>
          <table:table-cell table:style-name="Table1.A1" office:value-type="string">
            <text:p text:style-name="P6"><text:span text:style-name="T2">Pointers</text:span> </text:p>
          </table:table-cell>
          <table:table-cell table:style-name="Table1.A1" office:value-type="string">
            <text:p text:style-name="P6"><text:span text:style-name="T2">what is dangling pointer? How to avoid. Demonstrate using a program </text:span> </text:p>
          </table:table-cell>
          <table:table-cell table:style-name="Table1.A1" office:value-type="string">
            <text:p text:style-name="P6"><text:span text:style-name="T2">use IDE and demonstrate.</text:span> </text:p>
          </table:table-cell>
        </table:table-row>
        <table:table-row table:style-name="TableLine2741173214304">
          <table:table-cell table:style-name="Table1.A1" office:value-type="string">
            <text:p text:style-name="P6"><text:span text:style-name="T2">86</text:span> </text:p>
          </table:table-cell>
          <table:table-cell table:style-name="Table1.A1" office:value-type="string">
            <text:p text:style-name="P6"><text:span text:style-name="T2">Pointers</text:span> </text:p>
          </table:table-cell>
          <table:table-cell table:style-name="Table1.A1" office:value-type="string">
            <text:p text:style-name="P6"><text:span text:style-name="T2">Write a program to demonstrate to pointer to pointer</text:span> </text:p>
          </table:table-cell>
          <table:table-cell table:style-name="Table1.A1" office:value-type="string">
            <text:p text:style-name="P6"><text:span text:style-name="T2">use IDE and demonstrate.</text:span> </text:p>
          </table:table-cell>
        </table:table-row>
        <table:table-row table:style-name="TableLine2741173206240">
          <table:table-cell table:style-name="Table1.A1" office:value-type="string">
            <text:p text:style-name="P6"><text:span text:style-name="T2">87</text:span> </text:p>
          </table:table-cell>
          <table:table-cell table:style-name="Table1.A1" office:value-type="string">
            <text:p text:style-name="P6"><text:span text:style-name="T2">Preprocessor</text:span> </text:p>
          </table:table-cell>
          <table:table-cell table:style-name="Table1.A1" office:value-type="string">
            <text:p text:style-name="P6"><text:span text:style-name="T2">How preprocessors work. What are the standard preprocessors available as a part of standard C library.</text:span> <text:line-break/><text:span text:style-name="T2">How preprocessors are taken into care during compilation.</text:span> </text:p>
          </table:table-cell>
          <table:table-cell table:style-name="Table1.A1" office:value-type="string">
            <text:p text:style-name="P24"><text:span text:style-name="T1"> </text:span><text:span text:style-name="T20">a preprocessor is a program or a part of a compiler that processes the source code before it is compiled. The preprocessor performs various tasks such as macro expansion, conditional compilation, and file inclusion</text:span> Some of the commonly used preprocessor directives include:</text:p>
            <text:list xml:id="list1151288599" text:style-name="L7">
              <text:list-item>
                <text:p text:style-name="P49">#define: used to define macros or constants</text:p>
              </text:list-item>
              <text:list-item>
                <text:p text:style-name="P49">#include: used to include header files in the source code</text:p>
              </text:list-item>
              <text:list-item>
                <text:p text:style-name="P49">#ifdef, #ifndef, #else, and #endif: used to perform conditional compilation based on certain conditions</text:p>
              </text:list-item>
              <text:list-item>
                <text:p text:style-name="P50">#error: used to generate a compilation error message</text:p>
              </text:list-item>
            </text:list>
            <text:p text:style-name="P24"><text:span text:style-name="T20">When the C source code is compiled, the preprocessor reads the source code and performs the specified operations based on the preprocessor directives. The preprocessed code is then passed to the compiler for further processing and compilation into machine code.</text:span> </text:p>
            <text:p text:style-name="P24"/>
          </table:table-cell>
        </table:table-row>
        <table:table-row table:style-name="TableLine2741173207680">
          <table:table-cell table:style-name="Table1.A1" office:value-type="string">
            <text:p text:style-name="P6"><text:span text:style-name="T2">88</text:span> </text:p>
          </table:table-cell>
          <table:table-cell table:style-name="Table1.A1" office:value-type="string">
            <text:p text:style-name="P6"><text:span text:style-name="T2">Preprocessor</text:span> </text:p>
          </table:table-cell>
          <table:table-cell table:style-name="Table1.A1" office:value-type="string">
            <text:p text:style-name="P6"><text:span text:style-name="T2">#include &lt;stdio.h&gt; </text:span> <text:line-break/><text:span text:style-name="T2">#define YEARS_OLD 12 </text:span> <text:line-break/><text:soft-page-break/><text:span text:style-name="T2">int main() </text:span> <text:line-break/><text:span text:style-name="T2">{ </text:span> <text:line-break/>   <text:span text:style-name="T2">#ifdef YEARS_OLD </text:span> <text:line-break/>   <text:span text:style-name="T2">#undef YEARS_OLD </text:span> <text:line-break/>   <text:span text:style-name="T2">#define YEARS_OLD 485 </text:span> <text:line-break/>   <text:span text:style-name="T2">printf("Bengaluru is %d years old\n", YEARS_OLD); </text:span> <text:line-break/>   <text:span text:style-name="T2">#endif </text:span> <text:line-break/>   <text:span text:style-name="T2">return 0; </text:span> <text:line-break/><text:span text:style-name="T2">}</text:span> <text:line-break/><text:span text:style-name="T2">What is age of Bangalore?</text:span> </text:p>
          </table:table-cell>
          <table:table-cell table:style-name="Table1.A1" office:value-type="string">
            <text:p text:style-name="P6"><text:span text:style-name="T61">485</text:span> </text:p>
          </table:table-cell>
        </table:table-row>
        <table:table-row table:style-name="TableLine2741173206816">
          <table:table-cell table:style-name="Table1.A1" office:value-type="string">
            <text:p text:style-name="P6"><text:span text:style-name="T2">89</text:span> </text:p>
          </table:table-cell>
          <table:table-cell table:style-name="Table1.A1" office:value-type="string">
            <text:p text:style-name="P6"><text:span text:style-name="T2">Process</text:span> </text:p>
          </table:table-cell>
          <table:table-cell table:style-name="Table1.A1" office:value-type="string">
            <text:p text:style-name="P6"><text:span text:style-name="T2">What are semaphores &amp; why are they used? </text:span> </text:p>
          </table:table-cell>
          <table:table-cell table:style-name="Table1.A1" office:value-type="string">
            <text:p text:style-name="P1"><text:span text:style-name="T57"> </text:span><text:span text:style-name="T56">a semaphore is a synchronization object that is used to control access to a shared resource in a multi-threaded or multi-process environment. A semaphore maintains a counter, which is initialized to a non-negative integer value, and two basic operations, </text:span><text:span text:style-name="Source_20_Text"><text:span text:style-name="T58">wait</text:span></text:span><text:span text:style-name="T56"> and </text:span><text:span text:style-name="Source_20_Text"><text:span text:style-name="T58">signal</text:span></text:span><text:span text:style-name="T56">.</text:span></text:p>
            <text:p text:style-name="P33"><text:span text:style-name="T56">The </text:span><text:span text:style-name="Source_20_Text"><text:span text:style-name="T58">wait</text:span></text:span><text:span text:style-name="T56"> operation decrements the counter of the semaphore. If the counter is already zero, the </text:span><text:span text:style-name="Source_20_Text"><text:span text:style-name="T58">wait</text:span></text:span><text:span text:style-name="T56"> operation blocks the calling thread or process until another thread or process increments the counter with a </text:span><text:span text:style-name="Source_20_Text"><text:span text:style-name="T58">signal</text:span></text:span><text:span text:style-name="T56"> operation. The </text:span><text:span text:style-name="Source_20_Text"><text:span text:style-name="T58">signal</text:span></text:span><text:span text:style-name="T56"> operation increments the counter of the semaphore, which releases one of the waiting threads or processes, if any.</text:span></text:p>
            <text:p text:style-name="P30">Semaphores are used to avoid race conditions and other synchronization issues that can occur when multiple threads or processes access a shared resource concurrently.</text:p>
            <text:p text:style-name="P30"><text:span text:style-name="T20">Semaphores are widely used in operating systems, database management systems, and other software systems that need to manage concurrent access to shared resources. However, semaphores can be tricky to use correctly, as improper use can lead to deadlocks, livelocks, and other synchronization issues. It is important to understand the principles and best practices of semaphore usage, and to test and debug semaphore-based code thoroughly</text:span> </text:p>
          </table:table-cell>
        </table:table-row>
        <table:table-row table:style-name="TableLine2741173214592">
          <table:table-cell table:style-name="Table1.A1" office:value-type="string">
            <text:p text:style-name="P6"><text:span text:style-name="T2">90</text:span> </text:p>
          </table:table-cell>
          <table:table-cell table:style-name="Table1.A1" office:value-type="string">
            <text:p text:style-name="P6"><text:span text:style-name="T2">Process</text:span> </text:p>
          </table:table-cell>
          <table:table-cell table:style-name="Table1.A1" office:value-type="string">
            <text:p text:style-name="P6"><text:span text:style-name="T2">What is a process. How a process is spawn?</text:span> </text:p>
          </table:table-cell>
          <table:table-cell table:style-name="Table1.A1" office:value-type="string">
            <text:p text:style-name="P1"><text:span text:style-name="T50"> </text:span><text:span text:style-name="T22">a process is an instance of a program that is being executed. A process consists of an executable file, its associated data, and the execution context, which includes information such as the process ID, the program counter, the stack pointer, and the state of the CPU registers</text:span><text:span text:style-name="T56"> </text:span></text:p>
          </table:table-cell>
        </table:table-row>
        <table:table-row table:style-name="TableLine2741173214880">
          <table:table-cell table:style-name="Table1.A1" office:value-type="string">
            <text:p text:style-name="P6"><text:span text:style-name="T2">91</text:span> </text:p>
          </table:table-cell>
          <table:table-cell table:style-name="Table1.A1" office:value-type="string">
            <text:p text:style-name="P6"><text:span text:style-name="T2">Runtime</text:span> </text:p>
          </table:table-cell>
          <table:table-cell table:style-name="Table1.A1" office:value-type="string">
            <text:p text:style-name="P6"><text:span text:style-name="T2">What is segmentation fault in C </text:span> </text:p>
          </table:table-cell>
          <table:table-cell table:style-name="Table1.A1" office:value-type="string">
            <text:p text:style-name="P24"><text:span text:style-name="T1"> </text:span><text:span text:style-name="T20">A segmentation fault, also known as a segfault, is a type of error that occurs in a C program when a process tries to access a memory location that is not allowed or does not exist. This usually happens when a program tries to read or write to a memory address that it is not authorized to access, or when a program tries to use a null pointer or an uninitialized pointer.</text:span> </text:p>
          </table:table-cell>
        </table:table-row>
        <table:table-row table:style-name="TableLine2741173215168">
          <table:table-cell table:style-name="Table1.A1" office:value-type="string">
            <text:p text:style-name="P6"><text:span text:style-name="T2">92</text:span> </text:p>
          </table:table-cell>
          <table:table-cell table:style-name="Table1.A1" office:value-type="string">
            <text:p text:style-name="P6"><text:span text:style-name="T2">Runtime</text:span> </text:p>
          </table:table-cell>
          <table:table-cell table:style-name="Table1.A1" office:value-type="string">
            <text:p text:style-name="P6"><text:span text:style-name="T2">Under what circumstances, segmentation fault is encountered. How it can be avoided</text:span> </text:p>
          </table:table-cell>
          <table:table-cell table:style-name="Table1.A1" office:value-type="string">
            <text:p text:style-name="P24"><text:span text:style-name="T1"> </text:span>A segmentation fault can be caused by various programming errors, such as:</text:p>
            <text:list xml:id="list2507328688" text:style-name="L8">
              <text:list-item>
                <text:p text:style-name="P51">Dereferencing a null pointer or an uninitialized pointer</text:p>
              </text:list-item>
              <text:list-item>
                <text:p text:style-name="P51">Writing to a read-only memory location</text:p>
              </text:list-item>
              <text:list-item>
                <text:p text:style-name="P51">Accessing memory outside the bounds of an array</text:p>
              </text:list-item>
              <text:list-item>
                <text:p text:style-name="P51">Accessing memory that has already been freed</text:p>
              </text:list-item>
              <text:list-item>
                <text:p text:style-name="P51">Using an invalid pointer or a corrupted pointer</text:p>
              </text:list-item>
              <text:list-item>
                <text:p text:style-name="P51">Stack overflow or underflow</text:p>
              </text:list-item>
              <text:list-item>
                <text:p text:style-name="P51">Trying to execute data as instructions</text:p>
              </text:list-item>
              <text:list-item>
                <text:p text:style-name="P52">Hardware or system errors</text:p>
              </text:list-item>
            </text:list>
            <text:p text:style-name="P30">To fix a segmentation fault, you need to identify the root cause of the error and correct it in your code. This usually involves debugging your program, using tools such as a debugger, memory checker, or profiler, to pinpoint the line of code that caused the fault and to <text:soft-page-break/>analyze the memory usage of your program. In general, you should avoid using uninitialized pointers, check for null pointers, bounds-check array accesses, and use dynamic memory allocation functions carefully to prevent memory leaks or buffer overflows.</text:p>
            <text:p text:style-name="P25"/>
          </table:table-cell>
        </table:table-row>
        <table:table-row table:style-name="TableLine2741173208256">
          <table:table-cell table:style-name="Table1.A1" office:value-type="string">
            <text:p text:style-name="P6"><text:span text:style-name="T2">93</text:span> </text:p>
          </table:table-cell>
          <table:table-cell table:style-name="Table1.A1" office:value-type="string">
            <text:p text:style-name="P6"><text:span text:style-name="T2">Search</text:span> </text:p>
          </table:table-cell>
          <table:table-cell table:style-name="Table1.A1" office:value-type="string">
            <text:p text:style-name="P6"><text:span text:style-name="T2">Implement searching algorithms ( Linear/Binary search) </text:span> </text:p>
          </table:table-cell>
          <table:table-cell table:style-name="Table1.A1" office:value-type="string">
            <text:p text:style-name="P6"><text:span text:style-name="T2">use IDE and demonstrate.</text:span> </text:p>
          </table:table-cell>
        </table:table-row>
        <table:table-row table:style-name="TableLine2741173207968">
          <table:table-cell table:style-name="Table1.A1" office:value-type="string">
            <text:p text:style-name="P6"><text:span text:style-name="T2">94</text:span> </text:p>
          </table:table-cell>
          <table:table-cell table:style-name="Table1.A1" office:value-type="string">
            <text:p text:style-name="P6"><text:span text:style-name="T2">Sorting</text:span> </text:p>
          </table:table-cell>
          <table:table-cell table:style-name="Table1.A1" office:value-type="string">
            <text:p text:style-name="P6"><text:span text:style-name="T2">Implement sorting algorithms ( Bubble sort/Selection sort/Insertion sort/Quick sort/Merge sort)</text:span> </text:p>
          </table:table-cell>
          <table:table-cell table:style-name="Table1.A1" office:value-type="string">
            <text:p text:style-name="P6"><text:span text:style-name="T2">use IDE and demonstrate.</text:span> </text:p>
          </table:table-cell>
        </table:table-row>
        <table:table-row table:style-name="TableLine2741178194384">
          <table:table-cell table:style-name="Table1.A1" office:value-type="string">
            <text:p text:style-name="P6"><text:span text:style-name="T2">95</text:span> </text:p>
          </table:table-cell>
          <table:table-cell table:style-name="Table1.A1" office:value-type="string">
            <text:p text:style-name="P6"><text:span text:style-name="T2">Start-up code</text:span> </text:p>
          </table:table-cell>
          <table:table-cell table:style-name="Table1.A1" office:value-type="string">
            <text:p text:style-name="P6"><text:span text:style-name="T2">What is the start-up code in MCU. Explain the steps </text:span> </text:p>
          </table:table-cell>
          <table:table-cell table:style-name="Table1.A1" office:value-type="string">
            <text:p text:style-name="P6"><text:span text:style-name="T2">use IDE and demonstrate.</text:span> </text:p>
          </table:table-cell>
        </table:table-row>
        <table:table-row table:style-name="TableLine2741178196688">
          <table:table-cell table:style-name="Table1.A1" office:value-type="string">
            <text:p text:style-name="P6"><text:span text:style-name="T2">96</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ere string is stored?</text:span> </text:p>
          </table:table-cell>
          <table:table-cell table:style-name="Table1.A1" office:value-type="string">
            <text:p text:style-name="P1"><text:span text:style-name="T50"> </text:span><text:span text:style-name="T22">a string is typically represented as a sequence of characters terminated by a null character ('\0'). The characters of the string are stored in consecutive memory locations,</text:span><text:span text:style-name="T18"> </text:span><text:span text:style-name="T22">starting from the address of the first character.</text:span><text:span text:style-name="T56"> </text:span></text:p>
            <text:p text:style-name="P24"/>
            <text:p text:style-name="P1"><text:span text:style-name="T23">t</text:span><text:span text:style-name="T22">he string is stored in a read-only memory segment of the program, typically in the text or data segment. This means that the memory location of the string cannot be modified at runtime.</text:span><text:span text:style-name="T56"> </text:span></text:p>
          </table:table-cell>
        </table:table-row>
        <table:table-row table:style-name="TableLine2741178201872">
          <table:table-cell table:style-name="Table1.A1" office:value-type="string">
            <text:p text:style-name="P6"><text:span text:style-name="T2">97</text:span> </text:p>
          </table:table-cell>
          <table:table-cell table:style-name="Table1.A1" office:value-type="string">
            <text:p text:style-name="P6"><text:span text:style-name="T2">Storage </text:span> </text:p>
          </table:table-cell>
          <table:table-cell table:style-name="Table1.A1" office:value-type="string">
            <text:p text:style-name="P6"><text:span text:style-name="T2">Static variable defined in a header file, and this header file is included in 2 different files, what will happen?</text:span> <text:line-break/><text:span text:style-name="T2">How to modify a static variable from other file.</text:span> </text:p>
          </table:table-cell>
          <table:table-cell table:style-name="Table1.A1" office:value-type="string">
            <text:p text:style-name="P1"><text:span text:style-name="T50"> </text:span><text:span text:style-name="T22">If a static variable is defined in a header file and this header file is included in two different files, each file will have its own copy of the static variable. This means that modifying the static variable in one file will not affect the value of the static variable in the other file.</text:span><text:span text:style-name="T56"> </text:span></text:p>
          </table:table-cell>
        </table:table-row>
        <table:table-row table:style-name="TableLine2741178196976">
          <table:table-cell table:style-name="Table1.A1" office:value-type="string">
            <text:p text:style-name="P6"><text:span text:style-name="T2">98</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happens if the same static variable is intialliaze in 2 different files.</text:span> </text:p>
          </table:table-cell>
          <table:table-cell table:style-name="Table1.A1" office:value-type="string">
            <text:p text:style-name="P24"><text:span text:style-name="T1"> </text:span><text:span text:style-name="T20">To modify a static variable from another file, you can use a function that returns a pointer to the static variable, and then modify the variable using the pointer.</text:span> </text:p>
          </table:table-cell>
        </table:table-row>
        <table:table-row table:style-name="TableLine2741178202160">
          <table:table-cell table:style-name="Table1.A1" office:value-type="string">
            <text:p text:style-name="P6"><text:span text:style-name="T2">99</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the difference between Local, global and static variables.  </text:span> </text:p>
          </table:table-cell>
          <table:table-cell table:style-name="Table1.A1" office:value-type="string">
            <text:p text:style-name="P6"> <text:span text:style-name="T62">Local : Local variable are define inside a function , there scope is inside the function ,and there life is inside the function, they store in stack frame of that particular funtion call.</text:span></text:p>
            <text:p text:style-name="P6"/>
            <text:p text:style-name="P18">Global : <text:span text:style-name="T63">these</text:span> variable can be use any where in the program, <text:span text:style-name="T63">there scope is all over the code, and life is till end of the program.they store in intialize data and unitialize data section.</text:span></text:p>
            <text:p text:style-name="P18"/>
            <text:p text:style-name="P19">Static :<text:span text:style-name="T62"> </text:span>these<text:span text:style-name="T62"> variable can <text:s/>use </text:span>inside the block it define<text:span text:style-name="T62">, </text:span>there scope is inside the block it defined, and life is till end of the program.they store in intialize data and unitialize data section.</text:p>
          </table:table-cell>
        </table:table-row>
        <table:table-row table:style-name="TableLine2741178197264">
          <table:table-cell table:style-name="Table1.A1" office:value-type="string">
            <text:p text:style-name="P6"><text:span text:style-name="T2">100</text:span> </text:p>
          </table:table-cell>
          <table:table-cell table:style-name="Table1.A1" office:value-type="string">
            <text:p text:style-name="P6"><text:span text:style-name="T2">Storage </text:span> </text:p>
          </table:table-cell>
          <table:table-cell table:style-name="Table1.A1" office:value-type="string">
            <text:p text:style-name="P1"><text:a xlink:type="simple" xlink:href="https://stackoverflow.com/questions/4592762/difference-between-const-const-volatile" office:target-frame-name="_blank" xlink:show="new" text:style-name="Internet_20_link" text:visited-style-name="Visited_20_Internet_20_Link"><text:span text:style-name="T52">What is the difference between const &amp; const volatile. When do we use const and const volatile used? </text:span></text:a><text:span text:style-name="T50"> </text:span></text:p>
          </table:table-cell>
          <table:table-cell table:style-name="Table1.A1" office:value-type="string">
            <text:p text:style-name="P1"><text:span text:style-name="Source_20_Text"><text:span text:style-name="T58"><text:line-break/></text:span></text:span><text:span text:style-name="Source_20_Text"><text:span text:style-name="T60">1.</text:span></text:span><text:span text:style-name="Source_20_Text"><text:span text:style-name="T58">const</text:span></text:span><text:span text:style-name="T22">: The </text:span><text:span text:style-name="Source_20_Text"><text:span text:style-name="T58">const</text:span></text:span><text:span text:style-name="T26"> </text:span><text:span text:style-name="T22">keyword is used to declare a variable as constant. It means that the value of the variable cannot be changed once it is assigned. A </text:span><text:span text:style-name="Source_20_Text"><text:span text:style-name="T58">const</text:span></text:span><text:span text:style-name="T26"> </text:span><text:span text:style-name="T22">variable is read-only and any attempt to modify its value will result in a compilation error. </text:span><text:span text:style-name="Source_20_Text"><text:span text:style-name="T58">const</text:span></text:span><text:span text:style-name="T26"> </text:span><text:span text:style-name="T22">is useful when you want to enforce immutability for a variable, ensuring that its value remains constant throughout the program.</text:span><text:span text:style-name="T56"> </text:span></text:p>
            <text:p text:style-name="P24"/>
            <text:p text:style-name="P32"><text:span text:style-name="T59">2.</text:span><text:span text:style-name="Source_20_Text"><text:span text:style-name="T58">const volatile</text:span></text:span><text:span text:style-name="T56">: The </text:span><text:span text:style-name="Source_20_Text"><text:span text:style-name="T58">const volatile</text:span></text:span><text:span text:style-name="T56"> combination is used when a variable is both constant and volatile. The </text:span><text:span text:style-name="Source_20_Text"><text:span text:style-name="T58">volatile</text:span></text:span><text:span text:style-name="T56"> keyword indicates that the value of the variable can be changed by external factors that are beyond the control of the program. It tells the compiler not to optimize or cache the variable's value, as it may be modified unexpectedly by external influences (e.g., hardware or other threads). The </text:span><text:span text:style-name="Source_20_Text"><text:span text:style-name="T58">const</text:span></text:span><text:span text:style-name="T56"> qualifier ensures that the variable itself remains constant, even if its value may change externally.</text:span></text:p>
            <text:p text:style-name="P26"/>
            <text:p text:style-name="P34"><text:span text:style-name="T56">Usage of </text:span><text:span text:style-name="Source_20_Text"><text:span text:style-name="T58">const</text:span></text:span><text:span text:style-name="T56"> and </text:span><text:span text:style-name="Source_20_Text"><text:span text:style-name="T58">const volatile</text:span></text:span><text:span text:style-name="T56">:</text:span></text:p>
            <text:list xml:id="list3935177208" text:style-name="L9">
              <text:list-item>
                <text:p text:style-name="P56"><text:span text:style-name="Source_20_Text"><text:span text:style-name="T58">const</text:span></text:span><text:span text:style-name="T56"> is commonly used to declare constants, such as mathematical constants or configuration values, that should not be modified during program execution.</text:span></text:p>
              </text:list-item>
              <text:list-item>
                <text:p text:style-name="P57"><text:soft-page-break/><text:span text:style-name="Source_20_Text"><text:span text:style-name="T58">const volatile</text:span></text:span><text:span text:style-name="T56"> is often used for variables that represent hardware registers or shared variables accessed by multiple threads or interrupt handlers. It tells the compiler not to optimize the access to these variables and ensures that their values are read from or written to memory directly.</text:span></text:p>
              </text:list-item>
            </text:list>
            <text:p text:style-name="P26"/>
          </table:table-cell>
        </table:table-row>
        <table:table-row table:style-name="TableLine2741178195824">
          <table:table-cell table:style-name="Table1.A1" office:value-type="string">
            <text:p text:style-name="P6"><text:span text:style-name="T2">101</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the precedence of variables if local, static and global variable has the same name (Example – int var) </text:span> </text:p>
          </table:table-cell>
          <table:table-cell table:style-name="Table1.A1" office:value-type="string">
            <text:p text:style-name="P1"><text:span text:style-name="T50"> </text:span><text:span text:style-name="T49">Local variable: A local variable declared within a function or a block takes precedence over static and global variables with the same name. The local variable is accessible only within the scope in which it is defined.</text:span></text:p>
            <text:p text:style-name="P6"/>
            <text:p text:style-name="P7">Static variable: A static variable declared within a function or a block takes precedence over global variables with the same name, but not over local variables. The static variable retains its value between different invocations of the function and is accessible only within the scope in which it is defined.</text:p>
            <text:p text:style-name="P6"/>
            <text:p text:style-name="P7">Global variable: If no local or static variable with the same name is defined, the global variable with the matching name is accessed. Global variables have the lowest precedence among the three types mentioned. They are accessible throughout the program.</text:p>
            <text:p text:style-name="P6"/>
          </table:table-cell>
        </table:table-row>
        <table:table-row table:style-name="TableLine2741178203024">
          <table:table-cell table:style-name="Table1.A1" office:value-type="string">
            <text:p text:style-name="P6"><text:span text:style-name="T2">102</text:span> </text:p>
          </table:table-cell>
          <table:table-cell table:style-name="Table1.A1" office:value-type="string">
            <text:p text:style-name="P6"><text:span text:style-name="T2">Storage </text:span> </text:p>
          </table:table-cell>
          <table:table-cell table:style-name="Table1.A1" office:value-type="string">
            <text:p text:style-name="P38"><text:span text:style-name="T3">\</text:span></text:p>
            <text:p text:style-name="P38"><text:span text:style-name="T3"/></text:p>
            <text:p text:style-name="P38"><text:span text:style-name="T3"/></text:p>
            <text:p text:style-name="P38"><text:span text:style-name="T2">What is constant and volatile? When do we use constant and volatile in embedded programing? </text:span> </text:p>
          </table:table-cell>
          <table:table-cell table:style-name="Table1.A1" office:value-type="string">
            <text:p text:style-name="P25">  <text:span text:style-name="T64">Constant and volatile is type qualifiers </text:span></text:p>
            <text:p text:style-name="P25"/>
            <text:p text:style-name="P27">Const<text:span text:style-name="T65">ant : Const keyword is use to declare variable as constant or read only , the variable declare once can not be changed later in program.</text:span></text:p>
            <text:p text:style-name="P27"/>
            <text:p text:style-name="P28">Volatile : Volatile keyword is use to declare variable which can be change by external factor without the control of program.</text:p>
            <text:p text:style-name="P28"/>
            <text:p text:style-name="P29">It informs the compiler that the value of the variable may change unexpectedly, and thus, the compiler should not optimize or cache its access.</text:p>
            <text:list xml:id="list16727269" text:style-name="L10">
              <text:list-item>
                <text:p text:style-name="P58"><text:span text:style-name="Source_20_Text"><text:span text:style-name="T58">volatile</text:span></text:span><text:span text:style-name="T56"> is typically used for variables that represent hardware registers, shared memory accessed by multiple threads, or variables modified by interrupt service routines.</text:span></text:p>
              </text:list-item>
              <text:list-item>
                <text:p text:style-name="P53">It ensures that the variable is always read from or written to memory and not from cached values.</text:p>
              </text:list-item>
            </text:list>
            <text:p text:style-name="P28"/>
          </table:table-cell>
        </table:table-row>
        <table:table-row table:style-name="TableLine2741178197840">
          <table:table-cell table:style-name="Table1.A1" office:value-type="string">
            <text:p text:style-name="P6"><text:span text:style-name="T2">103</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a register variable. When do we need to use register variable. </text:span> </text:p>
          </table:table-cell>
          <table:table-cell table:style-name="Table1.A1" office:value-type="string">
            <text:p text:style-name="P1"><text:span text:style-name="T57"> </text:span><text:span text:style-name="T22">a register variable is a type of variable declaration that suggests to the compiler that the variable should be stored in a CPU register instead of memory. The </text:span><text:span text:style-name="Source_20_Text"><text:span text:style-name="T58">register</text:span></text:span><text:span text:style-name="T26"> </text:span><text:span text:style-name="T22">keyword is used to declare register variables. However, it's important to note that the </text:span><text:span text:style-name="Source_20_Text"><text:span text:style-name="T58">register</text:span></text:span><text:span text:style-name="T26"> </text:span><text:span text:style-name="T22">keyword is only a suggestion to the compiler, and it's up to the compiler to decide whether to honor the request and store the variable in a register</text:span><text:span text:style-name="T56"> </text:span></text:p>
          </table:table-cell>
        </table:table-row>
        <table:table-row table:style-name="TableLine2741178196400">
          <table:table-cell table:style-name="Table1.A1" office:value-type="string">
            <text:p text:style-name="P6"><text:span text:style-name="T2">104</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interrupt latency </text:span> </text:p>
          </table:table-cell>
          <table:table-cell table:style-name="Table1.A1" office:value-type="string">
            <text:p text:style-name="P6"> <text:span text:style-name="T66">Interrupt latency is the number of clock cycle between ,Interrupt signal and execution of first instruction in ISR.</text:span></text:p>
          </table:table-cell>
        </table:table-row>
        <table:table-row table:style-name="TableLine2741178205328">
          <table:table-cell table:style-name="Table1.A1" office:value-type="string">
            <text:p text:style-name="P6"><text:span text:style-name="T2">105</text:span> </text:p>
          </table:table-cell>
          <table:table-cell table:style-name="Table1.A1" office:value-type="string">
            <text:p text:style-name="P6"><text:span text:style-name="T2">Storage </text:span> </text:p>
          </table:table-cell>
          <table:table-cell table:style-name="Table1.A1" office:value-type="string">
            <text:p text:style-name="P6"><text:span text:style-name="T2">How do you measure interrupt latency </text:span> </text:p>
          </table:table-cell>
          <table:table-cell table:style-name="Table1.A1" office:value-type="string">
            <text:p text:style-name="P10"><text:span text:style-name="T34">We can capture </text:span><text:span text:style-name="T35">the signal of </text:span><text:span text:style-name="T34">interrupt source and handler and calculate latency by </text:span><text:span text:style-name="T35">comparing time stamp</text:span></text:p>
          </table:table-cell>
        </table:table-row>
        <table:table-row table:style-name="TableLine2741178197552">
          <table:table-cell table:style-name="Table1.A1" office:value-type="string">
            <text:p text:style-name="P6"><text:span text:style-name="T2">106</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a nested interrupt </text:span> </text:p>
          </table:table-cell>
          <table:table-cell table:style-name="Table1.A1" office:value-type="string">
            <text:p text:style-name="P1"><text:span text:style-name="T50"> </text:span><text:span text:style-name="T22">A nested interrupt, also known as an interrupt nesting, refers to the situation where an interrupt occurs while the microcontroller or processor is </text:span><text:soft-page-break/><text:span text:style-name="T22">already servicing an ongoing interrupt. In other words, a higher-priority interrupt is triggered while a lower-priority interrupt is being processed.</text:span><text:span text:style-name="T56"> </text:span></text:p>
          </table:table-cell>
        </table:table-row>
        <table:table-row table:style-name="TableLine2741178196112">
          <table:table-cell table:style-name="Table1.A1" office:value-type="string">
            <text:p text:style-name="P6"><text:span text:style-name="T2">107</text:span> </text:p>
          </table:table-cell>
          <table:table-cell table:style-name="Table1.A1" office:value-type="string">
            <text:p text:style-name="P6"><text:span text:style-name="T2">Storage </text:span> </text:p>
          </table:table-cell>
          <table:table-cell table:style-name="Table1.A1" office:value-type="string">
            <text:p text:style-name="P6"><text:span text:style-name="T2">Explain the interrupt execution sequence </text:span> </text:p>
          </table:table-cell>
          <table:table-cell table:style-name="Table1.A1" office:value-type="string">
            <text:p text:style-name="P13"><text:span text:style-name="T1"> </text:span><text:span text:style-name="T38">0.</text:span>Interrupt Request (IRQ) Signal: An external device sends an interrupt request signal to the CPU.</text:p>
            <text:list xml:id="list164236847653322" text:continue-list="list2225021875" text:style-name="L1">
              <text:list-item>
                <text:p text:style-name="P42">CPU Acknowledgment: The CPU receives the IRQ signal and acknowledges it.</text:p>
              </text:list-item>
              <text:list-item>
                <text:p text:style-name="P42">Context Switching: The CPU switches context from the current task being executed to the interrupt handler routine.</text:p>
              </text:list-item>
              <text:list-item>
                <text:p text:style-name="P42">Interrupt Handler Execution: The interrupt handler routine is executed. It saves the state of the current process, performs the necessary operations to handle the interrupt, and restores the state of the interrupted process once it completes its task.</text:p>
              </text:list-item>
              <text:list-item>
                <text:p text:style-name="P42">Return from Interrupt: Once the interrupt handler completes its task, it returns control back to the previously running process by restoring its saved state.</text:p>
              </text:list-item>
              <text:list-item>
                <text:p text:style-name="P42">Resuming Normal Execution: The previously interrupted process resumes its execution from the point where it was interrupted.</text:p>
              </text:list-item>
            </text:list>
            <text:p text:style-name="P6"/>
          </table:table-cell>
        </table:table-row>
        <table:table-row table:style-name="TableLine2741178205616">
          <table:table-cell table:style-name="Table1.A1" office:value-type="string">
            <text:p text:style-name="P6"><text:span text:style-name="T2">108</text:span> </text:p>
          </table:table-cell>
          <table:table-cell table:style-name="Table1.A1" office:value-type="string">
            <text:p text:style-name="P6"><text:span text:style-name="T2">Storage </text:span> </text:p>
          </table:table-cell>
          <table:table-cell table:style-name="Table1.A1" office:value-type="string">
            <text:p text:style-name="P6"><text:span text:style-name="T2">Can a variable be both constant and volatile in C</text:span> </text:p>
          </table:table-cell>
          <table:table-cell table:style-name="Table1.A1" office:value-type="string">
            <text:p text:style-name="P6"> <text:span text:style-name="T67">yes</text:span></text:p>
          </table:table-cell>
        </table:table-row>
        <table:table-row table:style-name="TableLine2741178205904">
          <table:table-cell table:style-name="Table1.A1" office:value-type="string">
            <text:p text:style-name="P6"><text:span text:style-name="T2">109</text:span> </text:p>
          </table:table-cell>
          <table:table-cell table:style-name="Table1.A1" office:value-type="string">
            <text:p text:style-name="P6"><text:span text:style-name="T2">String</text:span> </text:p>
          </table:table-cell>
          <table:table-cell table:style-name="Table1.A1" office:value-type="string">
            <text:p text:style-name="P6"><text:span text:style-name="T2">Write a program to check if the string is a palindrome </text:span> </text:p>
          </table:table-cell>
          <table:table-cell table:style-name="Table1.A1" office:value-type="string">
            <text:p text:style-name="P6"><text:span text:style-name="T2">use IDE and demonstrate.</text:span> </text:p>
          </table:table-cell>
        </table:table-row>
        <table:table-row table:style-name="TableLine2741178198128">
          <table:table-cell table:style-name="Table1.A1" office:value-type="string">
            <text:p text:style-name="P6"><text:span text:style-name="T2">110</text:span> </text:p>
          </table:table-cell>
          <table:table-cell table:style-name="Table1.A1" office:value-type="string">
            <text:p text:style-name="P6"><text:span text:style-name="T2">String</text:span> </text:p>
          </table:table-cell>
          <table:table-cell table:style-name="Table1.A1" office:value-type="string">
            <text:p text:style-name="P6"><text:span text:style-name="T2">Write a program to arrange the alphabet in a string from z to a.  </text:span> </text:p>
          </table:table-cell>
          <table:table-cell table:style-name="Table1.A1" office:value-type="string">
            <text:p text:style-name="P6"><text:span text:style-name="T2">use IDE and demonstrate.</text:span> </text:p>
          </table:table-cell>
        </table:table-row>
        <table:table-row table:style-name="TableLine2741178201296">
          <table:table-cell table:style-name="Table1.A1" office:value-type="string">
            <text:p text:style-name="P6"><text:span text:style-name="T2">111</text:span> </text:p>
          </table:table-cell>
          <table:table-cell table:style-name="Table1.A1" office:value-type="string">
            <text:p text:style-name="P6"><text:span text:style-name="T2">String</text:span> </text:p>
          </table:table-cell>
          <table:table-cell table:style-name="Table1.A1" office:value-type="string">
            <text:p text:style-name="P6"><text:span text:style-name="T2">Remove vowels from a string and print the output</text:span> </text:p>
          </table:table-cell>
          <table:table-cell table:style-name="Table1.A1" office:value-type="string">
            <text:p text:style-name="P6"><text:span text:style-name="T2">use IDE and demonstrate.</text:span> </text:p>
          </table:table-cell>
        </table:table-row>
        <table:table-row table:style-name="TableLine2741178201584">
          <table:table-cell table:style-name="Table1.A1" office:value-type="string">
            <text:p text:style-name="P6"><text:span text:style-name="T2">112</text:span> </text:p>
          </table:table-cell>
          <table:table-cell table:style-name="Table1.A1" office:value-type="string">
            <text:p text:style-name="P6"><text:span text:style-name="T2">String</text:span> </text:p>
          </table:table-cell>
          <table:table-cell table:style-name="Table1.A1" office:value-type="string">
            <text:p text:style-name="P6"><text:span text:style-name="T2">Implement all the string functions like strcat, strcmp, strcpy, strlen</text:span> </text:p>
          </table:table-cell>
          <table:table-cell table:style-name="Table1.A1" office:value-type="string">
            <text:p text:style-name="P6"><text:span text:style-name="T2">use IDE and demonstrate.</text:span> </text:p>
          </table:table-cell>
        </table:table-row>
        <table:table-row table:style-name="TableLine2741178201008">
          <table:table-cell table:style-name="Table1.A1" office:value-type="string">
            <text:p text:style-name="P6"><text:span text:style-name="T2">113</text:span> </text:p>
          </table:table-cell>
          <table:table-cell table:style-name="Table1.A1" office:value-type="string">
            <text:p text:style-name="P6"><text:span text:style-name="T2">String</text:span> </text:p>
          </table:table-cell>
          <table:table-cell table:style-name="Table1.A1" office:value-type="string">
            <text:p text:style-name="P6"><text:span text:style-name="T2">What are the different String operations available in standard C library?</text:span> </text:p>
          </table:table-cell>
          <table:table-cell table:style-name="Table1.A1" office:value-type="string">
            <text:p text:style-name="P24"><text:span text:style-name="T1"> </text:span>Here are some of the commonly used string operations:</text:p>
            <text:list xml:id="list1412290201" text:style-name="L11">
              <text:list-item>
                <text:p text:style-name="P54">String Copy:</text:p>
                <text:list>
                  <text:list-item>
                    <text:p text:style-name="P55">strcpy(): Copies one string to another.</text:p>
                  </text:list-item>
                  <text:list-item>
                    <text:p text:style-name="P55">strncpy(): Copies a specified number of characters from one string to another.</text:p>
                  </text:list-item>
                </text:list>
              </text:list-item>
              <text:list-item>
                <text:p text:style-name="P54">String Concatenation:</text:p>
                <text:list>
                  <text:list-item>
                    <text:p text:style-name="P55">strcat(): Concatenates (appends) one string to the end of another.</text:p>
                  </text:list-item>
                  <text:list-item>
                    <text:p text:style-name="P55">strncat(): Concatenates a specified number of characters from one string to the end of another.</text:p>
                  </text:list-item>
                </text:list>
              </text:list-item>
              <text:list-item>
                <text:p text:style-name="P54">String Comparison:</text:p>
                <text:list>
                  <text:list-item>
                    <text:p text:style-name="P55">strcmp(): Compares two strings lexicographically (returns a value indicating their relationship).</text:p>
                  </text:list-item>
                  <text:list-item>
                    <text:p text:style-name="P55">strncmp(): Compares a specified number of characters from two strings.</text:p>
                  </text:list-item>
                </text:list>
              </text:list-item>
              <text:list-item>
                <text:p text:style-name="P54">String Length:</text:p>
                <text:list>
                  <text:list-item>
                    <text:p text:style-name="P55">strlen(): Returns the length <text:soft-page-break/>(number of characters) of a string.</text:p>
                  </text:list-item>
                </text:list>
              </text:list-item>
              <text:list-item>
                <text:p text:style-name="P54">String Search:</text:p>
                <text:list>
                  <text:list-item>
                    <text:p text:style-name="P55">strchr(): Finds the first occurrence of a character in a string.</text:p>
                  </text:list-item>
                  <text:list-item>
                    <text:p text:style-name="P55">strrchr(): Finds the last occurrence of a character in a string.</text:p>
                  </text:list-item>
                  <text:list-item>
                    <text:p text:style-name="P55">strstr(): Finds the first occurrence of a substring within a string.</text:p>
                  </text:list-item>
                </text:list>
              </text:list-item>
              <text:list-item>
                <text:p text:style-name="P54">String Tokenization:</text:p>
                <text:list>
                  <text:list-item>
                    <text:p text:style-name="P55">strtok(): Breaks a string into a sequence of tokens based on a delimiter.</text:p>
                  </text:list-item>
                </text:list>
              </text:list-item>
              <text:list-item>
                <text:p text:style-name="P54">String Conversion:</text:p>
                <text:list>
                  <text:list-item>
                    <text:p text:style-name="P55">atoi(): Converts a string to an integer.</text:p>
                  </text:list-item>
                  <text:list-item>
                    <text:p text:style-name="P55">atof(): Converts a string to a floating-point number.</text:p>
                  </text:list-item>
                  <text:list-item>
                    <text:p text:style-name="P55">strtol(): Converts a string to a long integer.</text:p>
                  </text:list-item>
                </text:list>
              </text:list-item>
              <text:list-item>
                <text:p text:style-name="P54">String Modification:</text:p>
                <text:list>
                  <text:list-item>
                    <text:p text:style-name="P55">toupper(): Converts lowercase characters in a string to uppercase.</text:p>
                  </text:list-item>
                  <text:list-item>
                    <text:p text:style-name="P54">tolower(): Converts uppercase characters in a string to lowercase.</text:p>
                  </text:list-item>
                </text:list>
              </text:list-item>
            </text:list>
            <text:p text:style-name="P25"/>
          </table:table-cell>
        </table:table-row>
        <table:table-row table:style-name="TableLine2741178198992">
          <table:table-cell table:style-name="Table1.A1" office:value-type="string">
            <text:p text:style-name="P6"><text:span text:style-name="T2">114</text:span> </text:p>
          </table:table-cell>
          <table:table-cell table:style-name="Table1.A1" office:value-type="string">
            <text:p text:style-name="P6"><text:span text:style-name="T2">Structure</text:span> </text:p>
          </table:table-cell>
          <table:table-cell table:style-name="Table1.A1" office:value-type="string">
            <text:p text:style-name="P6"><text:span text:style-name="T2">Find out the size of a structure without using sizeof operator. </text:span> </text:p>
          </table:table-cell>
          <table:table-cell table:style-name="Table1.A1" office:value-type="string">
            <text:p text:style-name="P6"><text:span text:style-name="T2">use IDE and demonstrate.</text:span> </text:p>
          </table:table-cell>
        </table:table-row>
        <table:table-row table:style-name="TableLine2741178207056">
          <table:table-cell table:style-name="Table1.A1" office:value-type="string">
            <text:p text:style-name="P6"><text:span text:style-name="T2">115</text:span> </text:p>
          </table:table-cell>
          <table:table-cell table:style-name="Table1.A1" office:value-type="string">
            <text:p text:style-name="P6"><text:span text:style-name="T2">Structure &amp; Union </text:span> </text:p>
          </table:table-cell>
          <table:table-cell table:style-name="Table1.A1" office:value-type="string">
            <text:p text:style-name="P6"><text:span text:style-name="T2">What is the difference? When do we opt for Structure or Union? Demonstrate through a program </text:span> </text:p>
          </table:table-cell>
          <table:table-cell table:style-name="Table1.A1" office:value-type="string">
            <text:p text:style-name="P6">  </text:p>
          </table:table-cell>
        </table:table-row>
        <table:table-row table:style-name="TableLine2741178207920">
          <table:table-cell table:style-name="Table1.A1" office:value-type="string">
            <text:p text:style-name="P6"><text:span text:style-name="T2">116</text:span> </text:p>
          </table:table-cell>
          <table:table-cell table:style-name="Table1.A1" office:value-type="string">
            <text:p text:style-name="P6"><text:span text:style-name="T2">Structure &amp; Union </text:span> </text:p>
          </table:table-cell>
          <table:table-cell table:style-name="Table1.A1" office:value-type="string">
            <text:p text:style-name="P6"><text:span text:style-name="T2">What is the advantage and disadvantage of using a Union over Structure?</text:span> </text:p>
          </table:table-cell>
          <table:table-cell table:style-name="Table1.A1" office:value-type="string">
            <text:p text:style-name="P6"> </text:p>
          </table:table-cell>
        </table:table-row>
        <table:table-row table:style-name="TableLine2741178198416">
          <table:table-cell table:style-name="Table1.A1" office:value-type="string">
            <text:p text:style-name="P6"><text:span text:style-name="T2">117</text:span> </text:p>
          </table:table-cell>
          <table:table-cell table:style-name="Table1.A1" office:value-type="string">
            <text:p text:style-name="P6"><text:span text:style-name="T2">Structure </text:span> </text:p>
          </table:table-cell>
          <table:table-cell table:style-name="Table1.A1" office:value-type="string">
            <text:p text:style-name="P6"><text:span text:style-name="T2">In structure members are int, char and static float. Where the object is stored in memory of a static object</text:span> </text:p>
          </table:table-cell>
          <table:table-cell table:style-name="Table1.A1" office:value-type="string">
            <text:p text:style-name="P6"> </text:p>
          </table:table-cell>
        </table:table-row>
        <table:table-row table:style-name="TableLine2741178198704">
          <table:table-cell table:style-name="Table1.A1" office:value-type="string">
            <text:p text:style-name="P6"><text:span text:style-name="T2">118</text:span> </text:p>
          </table:table-cell>
          <table:table-cell table:style-name="Table1.A1" office:value-type="string">
            <text:p text:style-name="P6"><text:span text:style-name="T2">Structure </text:span> </text:p>
          </table:table-cell>
          <table:table-cell table:style-name="Table1.A1" office:value-type="string">
            <text:p text:style-name="P6"><text:span text:style-name="T2">Explain Structure with padding and non-padding? </text:span> </text:p>
          </table:table-cell>
          <table:table-cell table:style-name="Table1.A1" office:value-type="string">
            <text:p text:style-name="P6"> </text:p>
          </table:table-cell>
        </table:table-row>
        <table:table-row table:style-name="TableLine2741178199280">
          <table:table-cell table:style-name="Table1.A1" office:value-type="string">
            <text:p text:style-name="P6"><text:span text:style-name="T2">119</text:span> </text:p>
          </table:table-cell>
          <table:table-cell table:style-name="Table1.A1" office:value-type="string">
            <text:p text:style-name="P6"><text:span text:style-name="T2">Switch </text:span> </text:p>
          </table:table-cell>
          <table:table-cell table:style-name="Table1.A1" office:value-type="string">
            <text:p text:style-name="P6"><text:span text:style-name="T2">What happens if we use float as a part of switch case</text:span> </text:p>
          </table:table-cell>
          <table:table-cell table:style-name="Table1.A1" office:value-type="string">
            <text:p text:style-name="P6"> </text:p>
          </table:table-cell>
        </table:table-row>
        <table:table-row table:style-name="TableLine2741178194672">
          <table:table-cell table:style-name="Table1.A1" office:value-type="string">
            <text:p text:style-name="P6"><text:span text:style-name="T2">120</text:span> </text:p>
          </table:table-cell>
          <table:table-cell table:style-name="Table1.A1" office:value-type="string">
            <text:p text:style-name="P6"><text:span text:style-name="T2">Switch </text:span> </text:p>
          </table:table-cell>
          <table:table-cell table:style-name="Table1.A1" office:value-type="string">
            <text:p text:style-name="P6"><text:span text:style-name="T2">What is the significance of Break and Continue. </text:span> </text:p>
          </table:table-cell>
          <table:table-cell table:style-name="Table1.A1" office:value-type="string">
            <text:p text:style-name="P6"> </text:p>
          </table:table-cell>
        </table:table-row>
        <table:table-row table:style-name="TableLine2741178203888">
          <table:table-cell table:style-name="Table1.A1" office:value-type="string">
            <text:p text:style-name="P6"><text:span text:style-name="T2">121</text:span> </text:p>
          </table:table-cell>
          <table:table-cell table:style-name="Table1.A1" office:value-type="string">
            <text:p text:style-name="P6"><text:span text:style-name="T2">Switch </text:span> </text:p>
          </table:table-cell>
          <table:table-cell table:style-name="Table1.A1" office:value-type="string">
            <text:p text:style-name="P6"><text:span text:style-name="T2">What are the different attributes that can be used in switch statement?</text:span> </text:p>
          </table:table-cell>
          <table:table-cell table:style-name="Table1.A1" office:value-type="string">
            <text:p text:style-name="P6"> </text:p>
          </table:table-cell>
        </table:table-row>
        <table:table-row table:style-name="TableLine2741178199568">
          <table:table-cell table:style-name="Table1.A1" office:value-type="string">
            <text:p text:style-name="P6"><text:span text:style-name="T2">122</text:span> </text:p>
          </table:table-cell>
          <table:table-cell table:style-name="Table1.A1" office:value-type="string">
            <text:p text:style-name="P6"><text:span text:style-name="T2">Tools</text:span> </text:p>
          </table:table-cell>
          <table:table-cell table:style-name="Table1.A1" office:value-type="string">
            <text:p text:style-name="P6"><text:span text:style-name="T2">What are the debugging tools you have been used? </text:span> </text:p>
          </table:table-cell>
          <table:table-cell table:style-name="Table1.A1" office:value-type="string">
            <text:p text:style-name="P6"> </text:p>
          </table:table-cell>
        </table:table-row>
        <table:table-row table:style-name="TableLine2741178194960">
          <table:table-cell table:style-name="Table1.A1" office:value-type="string">
            <text:p text:style-name="P6"><text:span text:style-name="T2">123</text:span> </text:p>
          </table:table-cell>
          <table:table-cell table:style-name="Table1.A1" office:value-type="string">
            <text:p text:style-name="P6"><text:span text:style-name="T2">Typecast</text:span> </text:p>
          </table:table-cell>
          <table:table-cell table:style-name="Table1.A1" office:value-type="string">
            <text:p text:style-name="P6"><text:span text:style-name="T2">Is it wise to use typecast? Is there any disadvantage of using typecast.</text:span> </text:p>
          </table:table-cell>
          <table:table-cell table:style-name="Table1.A1" office:value-type="string">
            <text:p text:style-name="P6"> </text:p>
          </table:table-cell>
        </table:table-row>
        <table:table-row table:style-name="TableLine2741178206192">
          <table:table-cell table:style-name="Table1.A1" office:value-type="string">
            <text:p text:style-name="P6"><text:span text:style-name="T2">124</text:span> </text:p>
          </table:table-cell>
          <table:table-cell table:style-name="Table1.A1" office:value-type="string">
            <text:p text:style-name="P6"><text:span text:style-name="T2">Typedef</text:span> </text:p>
          </table:table-cell>
          <table:table-cell table:style-name="Table1.A1" office:value-type="string">
            <text:p text:style-name="P6"><text:span text:style-name="T2">What is the advantage of using typedef</text:span> </text:p>
          </table:table-cell>
          <table:table-cell table:style-name="Table1.A1" office:value-type="string">
            <text:p text:style-name="P6"> </text:p>
          </table:table-cell>
        </table:table-row>
        <table:table-row table:style-name="TableLine2741178199856">
          <table:table-cell table:style-name="Table1.A1" office:value-type="string">
            <text:p text:style-name="P6"><text:span text:style-name="T2">125</text:span> </text:p>
          </table:table-cell>
          <table:table-cell table:style-name="Table1.A1" office:value-type="string">
            <text:p text:style-name="P6"><text:span text:style-name="T2">Unions</text:span> </text:p>
          </table:table-cell>
          <table:table-cell table:style-name="Table1.A1" office:value-type="string">
            <text:p text:style-name="P6"><text:span text:style-name="T2">How to convert endianness using unions concept? </text:span> </text:p>
          </table:table-cell>
          <table:table-cell table:style-name="Table1.A1" office:value-type="string">
            <text:p text:style-name="P6"><text:span text:style-name="T2">use IDE and demonstrate.</text:span> </text:p>
          </table:table-cell>
        </table:table-row>
        <table:table-row table:style-name="TableLine2741178206480">
          <table:table-cell table:style-name="Table1.A1" office:value-type="string">
            <text:p text:style-name="P6"><text:span text:style-name="T2">126</text:span> </text:p>
          </table:table-cell>
          <table:table-cell table:style-name="Table1.A1" office:value-type="string">
            <text:p text:style-name="P6"><text:span text:style-name="T2">Variable</text:span> </text:p>
          </table:table-cell>
          <table:table-cell table:style-name="Table1.A1" office:value-type="string">
            <text:p text:style-name="P6"><text:span text:style-name="T2">Find the given number if it is a power of 2 or not ? </text:span> </text:p>
          </table:table-cell>
          <table:table-cell table:style-name="Table1.A1" office:value-type="string">
            <text:p text:style-name="P6"><text:span text:style-name="T2">use IDE and demonstrate.</text:span> </text:p>
          </table:table-cell>
        </table:table-row>
        <table:table-row table:style-name="TableLine2741178200144">
          <table:table-cell table:style-name="Table1.A1" office:value-type="string">
            <text:p text:style-name="P6"><text:span text:style-name="T2">127</text:span> </text:p>
          </table:table-cell>
          <table:table-cell table:style-name="Table1.A1" office:value-type="string">
            <text:p text:style-name="P6"><text:span text:style-name="T2">Variable</text:span> </text:p>
          </table:table-cell>
          <table:table-cell table:style-name="Table1.A1" office:value-type="string">
            <text:p text:style-name="P6"><text:span text:style-name="T2">Count the number of bits set using recursion </text:span> </text:p>
          </table:table-cell>
          <table:table-cell table:style-name="Table1.A1" office:value-type="string">
            <text:p text:style-name="P6"><text:span text:style-name="T2">use IDE and demonstrate.</text:span> </text:p>
          </table:table-cell>
        </table:table-row>
        <table:table-row table:style-name="TableLine2741178205040">
          <table:table-cell table:style-name="Table1.A1" office:value-type="string">
            <text:p text:style-name="P6"><text:span text:style-name="T2">128</text:span> </text:p>
          </table:table-cell>
          <table:table-cell table:style-name="Table1.A1" office:value-type="string">
            <text:p text:style-name="P6"><text:span text:style-name="T2">Variable</text:span> </text:p>
          </table:table-cell>
          <table:table-cell table:style-name="Table1.A1" office:value-type="string">
            <text:p text:style-name="P6"><text:span text:style-name="T2">Change decimal number into binary and print the same. </text:span> </text:p>
          </table:table-cell>
          <table:table-cell table:style-name="Table1.A1" office:value-type="string">
            <text:p text:style-name="P6"><text:span text:style-name="T2">use IDE and demonstrate.</text:span> </text:p>
          </table:table-cell>
        </table:table-row>
        <table:table-row table:style-name="TableLine2741178200432">
          <table:table-cell table:style-name="Table1.A1" office:value-type="string">
            <text:p text:style-name="P6"><text:span text:style-name="T2">129</text:span> </text:p>
          </table:table-cell>
          <table:table-cell table:style-name="Table1.A1" office:value-type="string">
            <text:p text:style-name="P6"><text:span text:style-name="T2">Variable</text:span> </text:p>
          </table:table-cell>
          <table:table-cell table:style-name="Table1.A1" office:value-type="string">
            <text:p text:style-name="P6"><text:span text:style-name="T2">Find if the given number is a power of 2 or not</text:span> </text:p>
          </table:table-cell>
          <table:table-cell table:style-name="Table1.A1" office:value-type="string">
            <text:p text:style-name="P6"><text:span text:style-name="T2">use IDE and demonstrate.</text:span> </text:p>
          </table:table-cell>
        </table:table-row>
        <table:table-row table:style-name="TableLine2741178206768">
          <table:table-cell table:style-name="Table1.A1" office:value-type="string">
            <text:p text:style-name="P6"><text:span text:style-name="T2">130</text:span> </text:p>
          </table:table-cell>
          <table:table-cell table:style-name="Table1.A1" office:value-type="string">
            <text:p text:style-name="P6"><text:span text:style-name="T2">Variable</text:span> </text:p>
          </table:table-cell>
          <table:table-cell table:style-name="Table1.A1" office:value-type="string">
            <text:p text:style-name="P6"><text:span text:style-name="T2">Write a program to convert decimal to binary and vice versa</text:span> </text:p>
          </table:table-cell>
          <table:table-cell table:style-name="Table1.A1" office:value-type="string">
            <text:p text:style-name="P6"><text:span text:style-name="T2">use IDE and demonstrate.</text:span> </text:p>
          </table:table-cell>
        </table:table-row>
        <table:table-row table:style-name="TableLine2741178200720">
          <table:table-cell table:style-name="Table1.A1" office:value-type="string">
            <text:p text:style-name="P6"><text:span text:style-name="T2">131</text:span> </text:p>
          </table:table-cell>
          <table:table-cell table:style-name="Table1.A1" office:value-type="string">
            <text:p text:style-name="P6"><text:span text:style-name="T2">Variable</text:span> </text:p>
          </table:table-cell>
          <table:table-cell table:style-name="Table1.A1" office:value-type="string">
            <text:p text:style-name="P6"><text:span text:style-name="T2">Check if it's a armstrong number</text:span> </text:p>
          </table:table-cell>
          <table:table-cell table:style-name="Table1.A1" office:value-type="string">
            <text:p text:style-name="P6"><text:span text:style-name="T2">use IDE and demonstrate.</text:span> </text:p>
          </table:table-cell>
        </table:table-row>
        <table:table-row table:style-name="TableLine2741178202736">
          <table:table-cell table:style-name="Table1.A1" office:value-type="string">
            <text:p text:style-name="P6"><text:span text:style-name="T2">132</text:span> </text:p>
          </table:table-cell>
          <table:table-cell table:style-name="Table1.A1" office:value-type="string">
            <text:p text:style-name="P6"><text:span text:style-name="T2">Version Control</text:span> </text:p>
          </table:table-cell>
          <table:table-cell table:style-name="Table1.A1" office:value-type="string">
            <text:p text:style-name="P6"><text:span text:style-name="T2">Do you have knowledge on git/perforce? Demonstrate how do use source version control tool. Check out, Check IN, compile, Run, branch merger to main branch etc </text:span> </text:p>
          </table:table-cell>
          <table:table-cell table:style-name="Table1.A1" office:value-type="string">
            <text:p text:style-name="P6"><text:span text:style-name="T2">use IDE and demonstrate.</text:span> </text:p>
          </table:table-cell>
        </table:table-row>
      </table:table>
      <text:p text:style-name="P3"> </text:p>
      <text:p text:style-name="P3">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17:25:24.137000000</meta:creation-date>
    <dc:date>2023-05-26T16:42:35.904000000</dc:date>
    <meta:editing-duration>P5DT8H41M45S</meta:editing-duration>
    <meta:editing-cycles>12</meta:editing-cycles>
    <meta:generator>LibreOffice/7.3.4.2$Windows_X86_64 LibreOffice_project/728fec16bd5f605073805c3c9e7c4212a0120dc5</meta:generator>
    <meta:document-statistic meta:table-count="1" meta:image-count="0" meta:object-count="0" meta:page-count="12" meta:paragraph-count="661" meta:word-count="5730" meta:character-count="34456" meta:non-whitespace-character-count="28599"/>
  </office:meta>
</office:document-meta>
</file>